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0.3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44">
            <text:p>24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04">
            <text:p>30.4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25">
            <text:p>52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4167">
            <text:p>2416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9480">
            <text:p>2948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0487">
            <text:p>3048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30">
            <text:p>2021-03-30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4 - 0.95)">
            <text:p>(0.94 - 0.9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5">
            <text:p>0.9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84.875">
            <text:p>384.8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68317763524819">
            <text:p>0.0268317764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9532230790926">
            <text:p>1.0953223079</text:p>
          </table:table-cell>
          <table:table-cell table:number-columns-repeated="2" office:value-type="float" office:value="0">
            <text:p>0</text:p>
          </table:table-cell>
          <table:table-cell office:value-type="float" office:value="26.1781150599926">
            <text:p>26.1781150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95.375">
            <text:p>95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900783906309029">
            <text:p>0.0090078391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3168647340341">
            <text:p>1.0316864734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871">
            <text:p>871</text:p>
          </table:table-cell>
          <table:table-cell office:value-type="float" office:value="578">
            <text:p>578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8">
            <text:p>10538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58.5">
            <text:p>-58.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555133801480357">
            <text:p>-0.005551338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80630718961547">
            <text:p>0.980630719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780">
            <text:p>15780</text:p>
          </table:table-cell>
          <table:table-cell office:value-type="float" office:value="14.75">
            <text:p>14.75</text:p>
          </table:table-cell>
          <table:table-cell office:value-type="float" office:value="279.25">
            <text:p>279.25</text:p>
          </table:table-cell>
          <table:table-cell office:value-type="float" office:value="-15">
            <text:p>-15</text:p>
          </table:table-cell>
          <table:table-cell office:value-type="float" office:value="0.00202888583218707">
            <text:p>0.0020288858</text:p>
          </table:table-cell>
          <table:table-cell office:value-type="float" office:value="0.0269624408612533">
            <text:p>0.0269624409</text:p>
          </table:table-cell>
          <table:table-cell office:value-type="float" office:value="-0.000950570342205323">
            <text:p>-0.0009505703</text:p>
          </table:table-cell>
          <table:table-cell office:value-type="float" office:value="1.00710916851299">
            <text:p>1.0071091685</text:p>
          </table:table-cell>
          <table:table-cell office:value-type="float" office:value="1.09579341052009">
            <text:p>1.0957934105</text:p>
          </table:table-cell>
          <table:table-cell office:value-type="float" office:value="0.996674774826873">
            <text:p>0.9966747748</text:p>
          </table:table-cell>
          <table:table-cell office:value-type="float" office:value="0">
            <text:p>0</text:p>
          </table:table-cell>
          <table:table-cell office:value-type="float" office:value="26.0529163179248">
            <text:p>26.05291631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553">
            <text:p>16553</text:p>
          </table:table-cell>
          <table:table-cell office:value-type="float" office:value="92.5">
            <text:p>92.5</text:p>
          </table:table-cell>
          <table:table-cell office:value-type="float" office:value="272">
            <text:p>272</text:p>
          </table:table-cell>
          <table:table-cell office:value-type="float" office:value="-43.5">
            <text:p>-43.5</text:p>
          </table:table-cell>
          <table:table-cell office:value-type="float" office:value="0.0119016984045291">
            <text:p>0.0119016984</text:p>
          </table:table-cell>
          <table:table-cell office:value-type="float" office:value="0.0260736196319018">
            <text:p>0.0260736196</text:p>
          </table:table-cell>
          <table:table-cell office:value-type="float" office:value="-0.00262792243097928">
            <text:p>-0.0026279224</text:p>
          </table:table-cell>
          <table:table-cell office:value-type="float" office:value="1.04193357924868">
            <text:p>1.0419335792</text:p>
          </table:table-cell>
          <table:table-cell office:value-type="float" office:value="1.09259014264745">
            <text:p>1.0925901426</text:p>
          </table:table-cell>
          <table:table-cell office:value-type="float" office:value="0.990815807205127">
            <text:p>0.9908158072</text:p>
          </table:table-cell>
          <table:table-cell office:value-type="float" office:value="0">
            <text:p>0</text:p>
          </table:table-cell>
          <table:table-cell office:value-type="float" office:value="26.9293198776315">
            <text:p>26.92931987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741">
            <text:p>15741</text:p>
          </table:table-cell>
          <table:table-cell office:value-type="float" office:value="87.875">
            <text:p>87.875</text:p>
          </table:table-cell>
          <table:table-cell office:value-type="float" office:value="138.5">
            <text:p>138.5</text:p>
          </table:table-cell>
          <table:table-cell office:value-type="float" office:value="-12.5">
            <text:p>-12.5</text:p>
          </table:table-cell>
          <table:table-cell office:value-type="float" office:value="0.0106995007914282">
            <text:p>0.0106995008</text:p>
          </table:table-cell>
          <table:table-cell office:value-type="float" office:value="0.0123660714285714">
            <text:p>0.0123660714</text:p>
          </table:table-cell>
          <table:table-cell office:value-type="float" office:value="-0.000794104567689473">
            <text:p>-0.0007941046</text:p>
          </table:table-cell>
          <table:table-cell office:value-type="float" office:value="1.03767263223168">
            <text:p>1.0376726322</text:p>
          </table:table-cell>
          <table:table-cell office:value-type="float" office:value="1.04358097265625">
            <text:p>1.0435809727</text:p>
          </table:table-cell>
          <table:table-cell office:value-type="float" office:value="0.997221869993133">
            <text:p>0.997221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811">
            <text:p>811</text:p>
          </table:table-cell>
          <table:table-cell office:value-type="float" office:value="532">
            <text:p>532</text:p>
          </table:table-cell>
          <table:table-cell office:value-type="float" office:value="359">
            <text:p>359</text:p>
          </table:table-cell>
          <table:table-cell office:value-type="float" office:value="8060">
            <text:p>8060</text:p>
          </table:table-cell>
          <table:table-cell office:value-type="float" office:value="10512">
            <text:p>10512</text:p>
          </table:table-cell>
          <table:table-cell office:value-type="float" office:value="14705">
            <text:p>14705</text:p>
          </table:table-cell>
          <table:table-cell office:value-type="float" office:value="100">
            <text:p>100</text:p>
          </table:table-cell>
          <table:table-cell office:value-type="float" office:value="-112">
            <text:p>-112</text:p>
          </table:table-cell>
          <table:table-cell office:value-type="float" office:value="217.125">
            <text:p>217.125</text:p>
          </table:table-cell>
          <table:table-cell office:value-type="float" office:value="0.0124069478908189">
            <text:p>0.0124069479</text:p>
          </table:table-cell>
          <table:table-cell office:value-type="float" office:value="-0.0106544901065449">
            <text:p>-0.0106544901</text:p>
          </table:table-cell>
          <table:table-cell office:value-type="float" office:value="0.0147653859231554">
            <text:p>0.0147653859</text:p>
          </table:table-cell>
          <table:table-cell office:value-type="float" office:value="1.04372602503556">
            <text:p>1.043726025</text:p>
          </table:table-cell>
          <table:table-cell office:value-type="float" office:value="0.962931780219576">
            <text:p>0.962931780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882">
            <text:p>7882</text:p>
          </table:table-cell>
          <table:table-cell office:value-type="float" office:value="10352">
            <text:p>10352</text:p>
          </table:table-cell>
          <table:table-cell office:value-type="float" office:value="15478">
            <text:p>15478</text:p>
          </table:table-cell>
          <table:table-cell office:value-type="float" office:value="226.75">
            <text:p>226.75</text:p>
          </table:table-cell>
          <table:table-cell office:value-type="float" office:value="284">
            <text:p>284</text:p>
          </table:table-cell>
          <table:table-cell office:value-type="float" office:value="-104.5">
            <text:p>-104.5</text:p>
          </table:table-cell>
          <table:table-cell office:value-type="float" office:value="0.0287680791677239">
            <text:p>0.0287680792</text:p>
          </table:table-cell>
          <table:table-cell office:value-type="float" office:value="0.0274343122102009">
            <text:p>0.0274343122</text:p>
          </table:table-cell>
          <table:table-cell office:value-type="float" office:value="-0.00675151828401602">
            <text:p>-0.0067515183</text:p>
          </table:table-cell>
          <table:table-cell office:value-type="float" office:value="1.10231037774987">
            <text:p>1.1023103777</text:p>
          </table:table-cell>
          <table:table-cell office:value-type="float" office:value="1.09749527004914">
            <text:p>1.09749527</text:p>
          </table:table-cell>
          <table:table-cell office:value-type="float" office:value="0.976459028684257">
            <text:p>0.9764590287</text:p>
          </table:table-cell>
          <table:table-cell office:value-type="float" office:value="24.4392510217746">
            <text:p>24.4392510218</text:p>
          </table:table-cell>
          <table:table-cell office:value-type="float" office:value="25.61071315216">
            <text:p>25.61071315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705">
            <text:p>7705</text:p>
          </table:table-cell>
          <table:table-cell office:value-type="float" office:value="10432">
            <text:p>10432</text:p>
          </table:table-cell>
          <table:table-cell office:value-type="float" office:value="16545">
            <text:p>16545</text:p>
          </table:table-cell>
          <table:table-cell office:value-type="float" office:value="14">
            <text:p>14</text:p>
          </table:table-cell>
          <table:table-cell office:value-type="float" office:value="272">
            <text:p>272</text:p>
          </table:table-cell>
          <table:table-cell office:value-type="float" office:value="-67.5">
            <text:p>-67.5</text:p>
          </table:table-cell>
          <table:table-cell office:value-type="float" office:value="0.0018170019467878">
            <text:p>0.0018170019</text:p>
          </table:table-cell>
          <table:table-cell office:value-type="float" office:value="0.0260736196319018">
            <text:p>0.0260736196</text:p>
          </table:table-cell>
          <table:table-cell office:value-type="float" office:value="-0.00407978241160471">
            <text:p>-0.0040797824</text:p>
          </table:table-cell>
          <table:table-cell office:value-type="float" office:value="1.00636597774606">
            <text:p>1.0063659777</text:p>
          </table:table-cell>
          <table:table-cell office:value-type="float" office:value="1.09259014264745">
            <text:p>1.0925901426</text:p>
          </table:table-cell>
          <table:table-cell office:value-type="float" office:value="0.985753385023455">
            <text:p>0.985753385</text:p>
          </table:table-cell>
          <table:table-cell office:value-type="float" office:value="0">
            <text:p>0</text:p>
          </table:table-cell>
          <table:table-cell office:value-type="float" office:value="26.9293198776315">
            <text:p>26.92931987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8148">
            <text:p>8148</text:p>
          </table:table-cell>
          <table:table-cell office:value-type="float" office:value="10552">
            <text:p>10552</text:p>
          </table:table-cell>
          <table:table-cell office:value-type="float" office:value="15829">
            <text:p>15829</text:p>
          </table:table-cell>
          <table:table-cell office:value-type="float" office:value="22.5">
            <text:p>22.5</text:p>
          </table:table-cell>
          <table:table-cell office:value-type="float" office:value="23">
            <text:p>23</text:p>
          </table:table-cell>
          <table:table-cell office:value-type="float" office:value="-56.25">
            <text:p>-56.25</text:p>
          </table:table-cell>
          <table:table-cell office:value-type="float" office:value="0.00276141384388807">
            <text:p>0.0027614138</text:p>
          </table:table-cell>
          <table:table-cell office:value-type="float" office:value="0.00217968157695224">
            <text:p>0.0021796816</text:p>
          </table:table-cell>
          <table:table-cell office:value-type="float" office:value="-0.00355360414429212">
            <text:p>-0.0035536041</text:p>
          </table:table-cell>
          <table:table-cell office:value-type="float" office:value="1.00967989425019">
            <text:p>1.0096798943</text:p>
          </table:table-cell>
          <table:table-cell office:value-type="float" office:value="1.00763819750242">
            <text:p>1.0076381975</text:p>
          </table:table-cell>
          <table:table-cell office:value-type="float" office:value="0.98758713657571">
            <text:p>0.98758713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table:number-columns-repeated="2" office:value-type="float" office:value="695">
            <text:p>695</text:p>
          </table:table-cell>
          <table:table-cell office:value-type="float" office:value="8100">
            <text:p>8100</text:p>
          </table:table-cell>
          <table:table-cell office:value-type="float" office:value="10472">
            <text:p>10472</text:p>
          </table:table-cell>
          <table:table-cell office:value-type="float" office:value="15430">
            <text:p>15430</text:p>
          </table:table-cell>
          <table:table-cell office:value-type="float" office:value="127.75">
            <text:p>127.75</text:p>
          </table:table-cell>
          <table:table-cell office:value-type="float" office:value="147.75">
            <text:p>147.75</text:p>
          </table:table-cell>
          <table:table-cell office:value-type="float" office:value="145.75">
            <text:p>145.75</text:p>
          </table:table-cell>
          <table:table-cell office:value-type="float" office:value="0.0157716049382716">
            <text:p>0.0157716049</text:p>
          </table:table-cell>
          <table:table-cell office:value-type="float" office:value="0.0141090527119939">
            <text:p>0.0141090527</text:p>
          </table:table-cell>
          <table:table-cell office:value-type="float" office:value="0.00944588464031108">
            <text:p>0.0094458846</text:p>
          </table:table-cell>
          <table:table-cell office:value-type="float" office:value="1.05568815458772">
            <text:p>1.0556881546</text:p>
          </table:table-cell>
          <table:table-cell office:value-type="float" office:value="1.0497718526141">
            <text:p>1.0497718526</text:p>
          </table:table-cell>
          <table:table-cell office:value-type="float" office:value="1.0332354767249">
            <text:p>1.03323547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755">
            <text:p>7755</text:p>
          </table:table-cell>
          <table:table-cell office:value-type="float" office:value="11368">
            <text:p>11368</text:p>
          </table:table-cell>
          <table:table-cell office:value-type="float" office:value="18213">
            <text:p>18213</text:p>
          </table:table-cell>
          <table:table-cell office:value-type="float" office:value="171.25">
            <text:p>171.25</text:p>
          </table:table-cell>
          <table:table-cell office:value-type="float" office:value="-33.25">
            <text:p>-33.25</text:p>
          </table:table-cell>
          <table:table-cell office:value-type="float" office:value="152.375">
            <text:p>152.375</text:p>
          </table:table-cell>
          <table:table-cell office:value-type="float" office:value="0.0220825274016763">
            <text:p>0.0220825274</text:p>
          </table:table-cell>
          <table:table-cell office:value-type="float" office:value="-0.00292487684729064">
            <text:p>-0.0029248768</text:p>
          </table:table-cell>
          <table:table-cell office:value-type="float" office:value="0.00836627683522758">
            <text:p>0.0083662768</text:p>
          </table:table-cell>
          <table:table-cell office:value-type="float" office:value="1.0782446164181">
            <text:p>1.0782446164</text:p>
          </table:table-cell>
          <table:table-cell office:value-type="float" office:value="0.989779698647444">
            <text:p>0.9897796986</text:p>
          </table:table-cell>
          <table:table-cell office:value-type="float" office:value="1.02941915831594">
            <text:p>1.0294191583</text:p>
          </table:table-cell>
          <table:table-cell office:value-type="float" office:value="31.7342543386662">
            <text:p>31.73425433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1">
            <text:p>311</text:p>
          </table:table-cell>
          <table:table-cell office:value-type="float" office:value="466">
            <text:p>466</text:p>
          </table:table-cell>
          <table:table-cell office:value-type="float" office:value="7954">
            <text:p>7954</text:p>
          </table:table-cell>
          <table:table-cell office:value-type="float" office:value="12194">
            <text:p>12194</text:p>
          </table:table-cell>
          <table:table-cell office:value-type="float" office:value="16644">
            <text:p>16644</text:p>
          </table:table-cell>
          <table:table-cell office:value-type="float" office:value="-10">
            <text:p>-10</text:p>
          </table:table-cell>
          <table:table-cell office:value-type="float" office:value="-68">
            <text:p>-68</text:p>
          </table:table-cell>
          <table:table-cell office:value-type="float" office:value="234.125">
            <text:p>234.125</text:p>
          </table:table-cell>
          <table:table-cell office:value-type="float" office:value="-0.00125722906713603">
            <text:p>-0.0012572291</text:p>
          </table:table-cell>
          <table:table-cell office:value-type="float" office:value="-0.00557651303919961">
            <text:p>-0.005576513</text:p>
          </table:table-cell>
          <table:table-cell office:value-type="float" office:value="0.01406663061764">
            <text:p>0.0140666306</text:p>
          </table:table-cell>
          <table:table-cell office:value-type="float" office:value="0.995602796289881">
            <text:p>0.9956027963</text:p>
          </table:table-cell>
          <table:table-cell office:value-type="float" office:value="0.980543155458247">
            <text:p>0.9805431555</text:p>
          </table:table-cell>
          <table:table-cell office:value-type="float" office:value="1.04962103255173">
            <text:p>1.04962103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729">
            <text:p>729</text:p>
          </table:table-cell>
          <table:table-cell office:value-type="float" office:value="341">
            <text:p>341</text:p>
          </table:table-cell>
          <table:table-cell office:value-type="float" office:value="729">
            <text:p>729</text:p>
          </table:table-cell>
          <table:table-cell office:value-type="float" office:value="8085">
            <text:p>8085</text:p>
          </table:table-cell>
          <table:table-cell office:value-type="float" office:value="11009">
            <text:p>11009</text:p>
          </table:table-cell>
          <table:table-cell office:value-type="float" office:value="15492">
            <text:p>15492</text:p>
          </table:table-cell>
          <table:table-cell office:value-type="float" office:value="-83.25">
            <text:p>-83.25</text:p>
          </table:table-cell>
          <table:table-cell office:value-type="float" office:value="444.25">
            <text:p>444.25</text:p>
          </table:table-cell>
          <table:table-cell office:value-type="float" office:value="-28.375">
            <text:p>-28.375</text:p>
          </table:table-cell>
          <table:table-cell office:value-type="float" office:value="-0.0102968460111317">
            <text:p>-0.010296846</text:p>
          </table:table-cell>
          <table:table-cell office:value-type="float" office:value="0.0403533472613316">
            <text:p>0.0403533473</text:p>
          </table:table-cell>
          <table:table-cell office:value-type="float" office:value="-0.00183159049832171">
            <text:p>-0.0018315905</text:p>
          </table:table-cell>
          <table:table-cell office:value-type="float" office:value="0.964168848035082">
            <text:p>0.964168848</text:p>
          </table:table-cell>
          <table:table-cell office:value-type="float" office:value="1.14442836497964">
            <text:p>1.144428365</text:p>
          </table:table-cell>
          <table:table-cell office:value-type="float" office:value="0.993596008514431">
            <text:p>0.9935960085</text:p>
          </table:table-cell>
          <table:table-cell office:value-type="float" office:value="0">
            <text:p>0</text:p>
          </table:table-cell>
          <table:table-cell office:value-type="float" office:value="17.5212324130583">
            <text:p>17.52123241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8002">
            <text:p>8002</text:p>
          </table:table-cell>
          <table:table-cell office:value-type="float" office:value="11028">
            <text:p>11028</text:p>
          </table:table-cell>
          <table:table-cell office:value-type="float" office:value="15777">
            <text:p>15777</text:p>
          </table:table-cell>
          <table:table-cell office:value-type="float" office:value="142.5">
            <text:p>142.5</text:p>
          </table:table-cell>
          <table:table-cell office:value-type="float" office:value="509.5">
            <text:p>509.5</text:p>
          </table:table-cell>
          <table:table-cell office:value-type="float" office:value="121.75">
            <text:p>121.75</text:p>
          </table:table-cell>
          <table:table-cell office:value-type="float" office:value="0.017808047988003">
            <text:p>0.017808048</text:p>
          </table:table-cell>
          <table:table-cell office:value-type="float" office:value="0.0462005803409503">
            <text:p>0.0462005803</text:p>
          </table:table-cell>
          <table:table-cell office:value-type="float" office:value="0.0077169297078025">
            <text:p>0.0077169297</text:p>
          </table:table-cell>
          <table:table-cell office:value-type="float" office:value="1.06294973604137">
            <text:p>1.062949736</text:p>
          </table:table-cell>
          <table:table-cell office:value-type="float" office:value="1.16588563869605">
            <text:p>1.1658856387</text:p>
          </table:table-cell>
          <table:table-cell office:value-type="float" office:value="1.02712597394537">
            <text:p>1.0271259739</text:p>
          </table:table-cell>
          <table:table-cell office:value-type="float" office:value="0">
            <text:p>0</text:p>
          </table:table-cell>
          <table:table-cell office:value-type="float" office:value="15.3469621064783">
            <text:p>15.34696210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305">
            <text:p>305</text:p>
          </table:table-cell>
          <table:table-cell office:value-type="float" office:value="7921">
            <text:p>7921</text:p>
          </table:table-cell>
          <table:table-cell office:value-type="float" office:value="11072">
            <text:p>11072</text:p>
          </table:table-cell>
          <table:table-cell office:value-type="float" office:value="18213">
            <text:p>18213</text:p>
          </table:table-cell>
          <table:table-cell office:value-type="float" office:value="143.25">
            <text:p>143.25</text:p>
          </table:table-cell>
          <table:table-cell office:value-type="float" office:value="166.375">
            <text:p>166.375</text:p>
          </table:table-cell>
          <table:table-cell office:value-type="float" office:value="152.375">
            <text:p>152.375</text:p>
          </table:table-cell>
          <table:table-cell office:value-type="float" office:value="0.0180848377730085">
            <text:p>0.0180848378</text:p>
          </table:table-cell>
          <table:table-cell office:value-type="float" office:value="0.0150266437861272">
            <text:p>0.0150266438</text:p>
          </table:table-cell>
          <table:table-cell office:value-type="float" office:value="0.00836627683522758">
            <text:p>0.0083662768</text:p>
          </table:table-cell>
          <table:table-cell office:value-type="float" office:value="1.06393797246579">
            <text:p>1.0639379725</text:p>
          </table:table-cell>
          <table:table-cell office:value-type="float" office:value="1.05303582129746">
            <text:p>1.0530358213</text:p>
          </table:table-cell>
          <table:table-cell office:value-type="float" office:value="1.02941915831594">
            <text:p>1.02941915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657">
            <text:p>657</text:p>
          </table:table-cell>
          <table:table-cell office:value-type="float" office:value="7858">
            <text:p>7858</text:p>
          </table:table-cell>
          <table:table-cell office:value-type="float" office:value="11432">
            <text:p>11432</text:p>
          </table:table-cell>
          <table:table-cell office:value-type="float" office:value="16535">
            <text:p>16535</text:p>
          </table:table-cell>
          <table:table-cell office:value-type="float" office:value="27">
            <text:p>27</text:p>
          </table:table-cell>
          <table:table-cell office:value-type="float" office:value="207.5">
            <text:p>207.5</text:p>
          </table:table-cell>
          <table:table-cell office:value-type="float" office:value="180.375">
            <text:p>180.375</text:p>
          </table:table-cell>
          <table:table-cell office:value-type="float" office:value="0.00343598880122169">
            <text:p>0.0034359888</text:p>
          </table:table-cell>
          <table:table-cell office:value-type="float" office:value="0.0181508047585724">
            <text:p>0.0181508048</text:p>
          </table:table-cell>
          <table:table-cell office:value-type="float" office:value="0.010908678560629">
            <text:p>0.0109086786</text:p>
          </table:table-cell>
          <table:table-cell office:value-type="float" office:value="1.0120491006016">
            <text:p>1.0120491006</text:p>
          </table:table-cell>
          <table:table-cell office:value-type="float" office:value="1.06417354201324">
            <text:p>1.064173542</text:p>
          </table:table-cell>
          <table:table-cell office:value-type="float" office:value="1.03841361352736">
            <text:p>1.03841361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382">
            <text:p>382</text:p>
          </table:table-cell>
          <table:table-cell table:number-columns-repeated="2" office:value-type="float" office:value="244">
            <text:p>244</text:p>
          </table:table-cell>
          <table:table-cell office:value-type="float" office:value="8106">
            <text:p>8106</text:p>
          </table:table-cell>
          <table:table-cell office:value-type="float" office:value="11080">
            <text:p>11080</text:p>
          </table:table-cell>
          <table:table-cell office:value-type="float" office:value="18467">
            <text:p>18467</text:p>
          </table:table-cell>
          <table:table-cell office:value-type="float" office:value="-24.875">
            <text:p>-24.875</text:p>
          </table:table-cell>
          <table:table-cell office:value-type="float" office:value="353.875">
            <text:p>353.875</text:p>
          </table:table-cell>
          <table:table-cell office:value-type="float" office:value="595.75">
            <text:p>595.75</text:p>
          </table:table-cell>
          <table:table-cell office:value-type="float" office:value="-0.0030687145324451">
            <text:p>-0.0030687145</text:p>
          </table:table-cell>
          <table:table-cell office:value-type="float" office:value="0.0319381768953069">
            <text:p>0.0319381769</text:p>
          </table:table-cell>
          <table:table-cell office:value-type="float" office:value="0.0322602480099637">
            <text:p>0.032260248</text:p>
          </table:table-cell>
          <table:table-cell office:value-type="float" office:value="0.98927795647385">
            <text:p>0.9892779565</text:p>
          </table:table-cell>
          <table:table-cell office:value-type="float" office:value="1.11378291153463">
            <text:p>1.1137829115</text:p>
          </table:table-cell>
          <table:table-cell office:value-type="float" office:value="1.11495068629414">
            <text:p>1.1149506863</text:p>
          </table:table-cell>
          <table:table-cell office:value-type="float" office:value="0">
            <text:p>0</text:p>
          </table:table-cell>
          <table:table-cell office:value-type="float" office:value="22.047536199711">
            <text:p>22.0475361997</text:p>
          </table:table-cell>
          <table:table-cell office:value-type="float" office:value="21.8308478612123">
            <text:p>21.8308478612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78">
            <text:p>8678</text:p>
          </table:table-cell>
          <table:table-cell office:value-type="float" office:value="12326">
            <text:p>12326</text:p>
          </table:table-cell>
          <table:table-cell office:value-type="float" office:value="21210">
            <text:p>21210</text:p>
          </table:table-cell>
          <table:table-cell office:value-type="float" office:value="288.75">
            <text:p>288.75</text:p>
          </table:table-cell>
          <table:table-cell office:value-type="float" office:value="384.75">
            <text:p>384.75</text:p>
          </table:table-cell>
          <table:table-cell office:value-type="float" office:value="630.375">
            <text:p>630.375</text:p>
          </table:table-cell>
          <table:table-cell office:value-type="float" office:value="0.0332737958054851">
            <text:p>0.0332737958</text:p>
          </table:table-cell>
          <table:table-cell office:value-type="float" office:value="0.0312145059224404">
            <text:p>0.0312145059</text:p>
          </table:table-cell>
          <table:table-cell office:value-type="float" office:value="0.0297206506364922">
            <text:p>0.0297206506</text:p>
          </table:table-cell>
          <table:table-cell office:value-type="float" office:value="1.11862829047432">
            <text:p>1.1186282905</text:p>
          </table:table-cell>
          <table:table-cell office:value-type="float" office:value="1.11116048767331">
            <text:p>1.1111604877</text:p>
          </table:table-cell>
          <table:table-cell office:value-type="float" office:value="1.10575357869327">
            <text:p>1.1057535787</text:p>
          </table:table-cell>
          <table:table-cell office:value-type="float" office:value="21.1763062551856">
            <text:p>21.1763062552</text:p>
          </table:table-cell>
          <table:table-cell office:value-type="float" office:value="22.5507296733422">
            <text:p>22.5507296733</text:p>
          </table:table-cell>
          <table:table-cell office:value-type="float" office:value="23.6669547917011">
            <text:p>23.666954791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609">
            <text:p>609</text:p>
          </table:table-cell>
          <table:table-cell office:value-type="float" office:value="8522">
            <text:p>8522</text:p>
          </table:table-cell>
          <table:table-cell office:value-type="float" office:value="13169">
            <text:p>13169</text:p>
          </table:table-cell>
          <table:table-cell office:value-type="float" office:value="19533">
            <text:p>19533</text:p>
          </table:table-cell>
          <table:table-cell office:value-type="float" office:value="92.5">
            <text:p>92.5</text:p>
          </table:table-cell>
          <table:table-cell office:value-type="float" office:value="42">
            <text:p>42</text:p>
          </table:table-cell>
          <table:table-cell office:value-type="float" office:value="851.75">
            <text:p>851.75</text:p>
          </table:table-cell>
          <table:table-cell office:value-type="float" office:value="0.0108542595634827">
            <text:p>0.0108542596</text:p>
          </table:table-cell>
          <table:table-cell office:value-type="float" office:value="0.00318930822385906">
            <text:p>0.0031893082</text:p>
          </table:table-cell>
          <table:table-cell office:value-type="float" office:value="0.0436056929299135">
            <text:p>0.0436056929</text:p>
          </table:table-cell>
          <table:table-cell office:value-type="float" office:value="1.03822082577551">
            <text:p>1.0382208258</text:p>
          </table:table-cell>
          <table:table-cell office:value-type="float" office:value="1.01118251528992">
            <text:p>1.0111825153</text:p>
          </table:table-cell>
          <table:table-cell office:value-type="float" office:value="1.15634677990826">
            <text:p>1.1563467799</text:p>
          </table:table-cell>
          <table:table-cell table:number-columns-repeated="2" office:value-type="float" office:value="0">
            <text:p>0</text:p>
          </table:table-cell>
          <table:table-cell office:value-type="float" office:value="16.2399038430944">
            <text:p>16.239903843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office:value-type="float" office:value="630">
            <text:p>630</text:p>
          </table:table-cell>
          <table:table-cell office:value-type="float" office:value="294">
            <text:p>294</text:p>
          </table:table-cell>
          <table:table-cell office:value-type="float" office:value="8930">
            <text:p>8930</text:p>
          </table:table-cell>
          <table:table-cell office:value-type="float" office:value="12348">
            <text:p>12348</text:p>
          </table:table-cell>
          <table:table-cell office:value-type="float" office:value="19197">
            <text:p>19197</text:p>
          </table:table-cell>
          <table:table-cell office:value-type="float" office:value="211">
            <text:p>211</text:p>
          </table:table-cell>
          <table:table-cell office:value-type="float" office:value="127.875">
            <text:p>127.875</text:p>
          </table:table-cell>
          <table:table-cell office:value-type="float" office:value="1010.875">
            <text:p>1010.875</text:p>
          </table:table-cell>
          <table:table-cell office:value-type="float" office:value="0.0236282194848824">
            <text:p>0.0236282195</text:p>
          </table:table-cell>
          <table:table-cell office:value-type="float" office:value="0.0103559280855199">
            <text:p>0.0103559281</text:p>
          </table:table-cell>
          <table:table-cell office:value-type="float" office:value="0.0526579673907381">
            <text:p>0.0526579674</text:p>
          </table:table-cell>
          <table:table-cell office:value-type="float" office:value="1.0837930219989">
            <text:p>1.083793022</text:p>
          </table:table-cell>
          <table:table-cell office:value-type="float" office:value="1.03645594898248">
            <text:p>1.036455949</text:p>
          </table:table-cell>
          <table:table-cell office:value-type="float" office:value="1.18973769446584">
            <text:p>1.1897376945</text:p>
          </table:table-cell>
          <table:table-cell office:value-type="float" office:value="29.680790166626">
            <text:p>29.6807901666</text:p>
          </table:table-cell>
          <table:table-cell office:value-type="float" office:value="0">
            <text:p>0</text:p>
          </table:table-cell>
          <table:table-cell office:value-type="float" office:value="13.5068061170065">
            <text:p>13.50680611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34">
            <text:p>634</text:p>
          </table:table-cell>
          <table:table-cell office:value-type="float" office:value="431">
            <text:p>431</text:p>
          </table:table-cell>
          <table:table-cell office:value-type="float" office:value="8802">
            <text:p>8802</text:p>
          </table:table-cell>
          <table:table-cell office:value-type="float" office:value="13628">
            <text:p>13628</text:p>
          </table:table-cell>
          <table:table-cell office:value-type="float" office:value="19810">
            <text:p>19810</text:p>
          </table:table-cell>
          <table:table-cell office:value-type="float" office:value="249.5">
            <text:p>249.5</text:p>
          </table:table-cell>
          <table:table-cell office:value-type="float" office:value="364.75">
            <text:p>364.75</text:p>
          </table:table-cell>
          <table:table-cell office:value-type="float" office:value="1132.375">
            <text:p>1132.375</text:p>
          </table:table-cell>
          <table:table-cell office:value-type="float" office:value="0.0283458304930698">
            <text:p>0.0283458305</text:p>
          </table:table-cell>
          <table:table-cell office:value-type="float" office:value="0.0267647490460816">
            <text:p>0.026764749</text:p>
          </table:table-cell>
          <table:table-cell office:value-type="float" office:value="0.0571617869762746">
            <text:p>0.057161787</text:p>
          </table:table-cell>
          <table:table-cell office:value-type="float" office:value="1.10078523949417">
            <text:p>1.1007852395</text:p>
          </table:table-cell>
          <table:table-cell office:value-type="float" office:value="1.09508067117263">
            <text:p>1.0950806712</text:p>
          </table:table-cell>
          <table:table-cell office:value-type="float" office:value="1.20647049540199">
            <text:p>1.2064704954</text:p>
          </table:table-cell>
          <table:table-cell office:value-type="float" office:value="24.7981914660636">
            <text:p>24.7981914661</text:p>
          </table:table-cell>
          <table:table-cell office:value-type="float" office:value="26.2428129232307">
            <text:p>26.2428129232</text:p>
          </table:table-cell>
          <table:table-cell office:value-type="float" office:value="12.4694215159148">
            <text:p>12.469421515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table:number-columns-repeated="2" office:value-type="float" office:value="615">
            <text:p>615</text:p>
          </table:table-cell>
          <table:table-cell office:value-type="float" office:value="8323">
            <text:p>8323</text:p>
          </table:table-cell>
          <table:table-cell office:value-type="float" office:value="14265">
            <text:p>14265</text:p>
          </table:table-cell>
          <table:table-cell office:value-type="float" office:value="20320">
            <text:p>20320</text:p>
          </table:table-cell>
          <table:table-cell office:value-type="float" office:value="308.625">
            <text:p>308.625</text:p>
          </table:table-cell>
          <table:table-cell office:value-type="float" office:value="560.5">
            <text:p>560.5</text:p>
          </table:table-cell>
          <table:table-cell office:value-type="float" office:value="665">
            <text:p>665</text:p>
          </table:table-cell>
          <table:table-cell office:value-type="float" office:value="0.0370809804157155">
            <text:p>0.0370809804</text:p>
          </table:table-cell>
          <table:table-cell office:value-type="float" office:value="0.039291973361374">
            <text:p>0.0392919734</text:p>
          </table:table-cell>
          <table:table-cell office:value-type="float" office:value="0.0327263779527559">
            <text:p>0.032726378</text:p>
          </table:table-cell>
          <table:table-cell office:value-type="float" office:value="1.13247842970784">
            <text:p>1.1324784297</text:p>
          </table:table-cell>
          <table:table-cell office:value-type="float" office:value="1.14054787073925">
            <text:p>1.1405478707</text:p>
          </table:table-cell>
          <table:table-cell office:value-type="float" office:value="1.1166415138299">
            <text:p>1.1166415138</text:p>
          </table:table-cell>
          <table:table-cell office:value-type="float" office:value="19.0372659229412">
            <text:p>19.0372659229</text:p>
          </table:table-cell>
          <table:table-cell office:value-type="float" office:value="17.9852833321851">
            <text:p>17.9852833322</text:p>
          </table:table-cell>
          <table:table-cell office:value-type="float" office:value="21.5247898002392">
            <text:p>21.5247898002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373">
            <text:p>8373</text:p>
          </table:table-cell>
          <table:table-cell office:value-type="float" office:value="14047">
            <text:p>14047</text:p>
          </table:table-cell>
          <table:table-cell office:value-type="float" office:value="22167">
            <text:p>22167</text:p>
          </table:table-cell>
          <table:table-cell office:value-type="float" office:value="28">
            <text:p>28</text:p>
          </table:table-cell>
          <table:table-cell office:value-type="float" office:value="50.625">
            <text:p>50.625</text:p>
          </table:table-cell>
          <table:table-cell office:value-type="float" office:value="734.375">
            <text:p>734.375</text:p>
          </table:table-cell>
          <table:table-cell office:value-type="float" office:value="0.00334408216887615">
            <text:p>0.0033440822</text:p>
          </table:table-cell>
          <table:table-cell office:value-type="float" office:value="0.0036039723784438">
            <text:p>0.0036039724</text:p>
          </table:table-cell>
          <table:table-cell office:value-type="float" office:value="0.0331292010646456">
            <text:p>0.0331292011</text:p>
          </table:table-cell>
          <table:table-cell office:value-type="float" office:value="1.01172620604675">
            <text:p>1.011726206</text:p>
          </table:table-cell>
          <table:table-cell office:value-type="float" office:value="1.01263936101369">
            <text:p>1.012639361</text:p>
          </table:table-cell>
          <table:table-cell office:value-type="float" office:value="1.1181033898941">
            <text:p>1.1181033899</text:p>
          </table:table-cell>
          <table:table-cell table:number-columns-repeated="2" office:value-type="float" office:value="0">
            <text:p>0</text:p>
          </table:table-cell>
          <table:table-cell office:value-type="float" office:value="21.267235431598">
            <text:p>21.267235431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8742">
            <text:p>8742</text:p>
          </table:table-cell>
          <table:table-cell office:value-type="float" office:value="14688">
            <text:p>14688</text:p>
          </table:table-cell>
          <table:table-cell office:value-type="float" office:value="25166">
            <text:p>25166</text:p>
          </table:table-cell>
          <table:table-cell office:value-type="float" office:value="76.25">
            <text:p>76.25</text:p>
          </table:table-cell>
          <table:table-cell office:value-type="float" office:value="183.375">
            <text:p>183.375</text:p>
          </table:table-cell>
          <table:table-cell office:value-type="float" office:value="1004.75">
            <text:p>1004.75</text:p>
          </table:table-cell>
          <table:table-cell office:value-type="float" office:value="0.00872226035232212">
            <text:p>0.0087222604</text:p>
          </table:table-cell>
          <table:table-cell office:value-type="float" office:value="0.012484681372549">
            <text:p>0.0124846814</text:p>
          </table:table-cell>
          <table:table-cell office:value-type="float" office:value="0.0399248986728125">
            <text:p>0.0399248987</text:p>
          </table:table-cell>
          <table:table-cell office:value-type="float" office:value="1.03067702377141">
            <text:p>1.0306770238</text:p>
          </table:table-cell>
          <table:table-cell office:value-type="float" office:value="1.04400188465111">
            <text:p>1.0440018847</text:p>
          </table:table-cell>
          <table:table-cell office:value-type="float" office:value="1.14286138052155">
            <text:p>1.1428613805</text:p>
          </table:table-cell>
          <table:table-cell table:number-columns-repeated="2" office:value-type="float" office:value="0">
            <text:p>0</text:p>
          </table:table-cell>
          <table:table-cell office:value-type="float" office:value="17.7055882276526">
            <text:p>17.705588227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570">
            <text:p>570</text:p>
          </table:table-cell>
          <table:table-cell office:value-type="float" office:value="260">
            <text:p>260</text:p>
          </table:table-cell>
          <table:table-cell office:value-type="float" office:value="9910">
            <text:p>9910</text:p>
          </table:table-cell>
          <table:table-cell office:value-type="float" office:value="16126">
            <text:p>16126</text:p>
          </table:table-cell>
          <table:table-cell office:value-type="float" office:value="27287">
            <text:p>27287</text:p>
          </table:table-cell>
          <table:table-cell office:value-type="float" office:value="210">
            <text:p>210</text:p>
          </table:table-cell>
          <table:table-cell office:value-type="float" office:value="548.5">
            <text:p>548.5</text:p>
          </table:table-cell>
          <table:table-cell office:value-type="float" office:value="737.75">
            <text:p>737.75</text:p>
          </table:table-cell>
          <table:table-cell office:value-type="float" office:value="0.0211907164480323">
            <text:p>0.0211907164</text:p>
          </table:table-cell>
          <table:table-cell office:value-type="float" office:value="0.0340133945181694">
            <text:p>0.0340133945</text:p>
          </table:table-cell>
          <table:table-cell office:value-type="float" office:value="0.0270366841353025">
            <text:p>0.0270366841</text:p>
          </table:table-cell>
          <table:table-cell office:value-type="float" office:value="1.07504763863673">
            <text:p>1.0750476386</text:p>
          </table:table-cell>
          <table:table-cell office:value-type="float" office:value="1.12131442638662">
            <text:p>1.1213144264</text:p>
          </table:table-cell>
          <table:table-cell office:value-type="float" office:value="1.09606111976006">
            <text:p>1.0960611198</text:p>
          </table:table-cell>
          <table:table-cell office:value-type="float" office:value="33.0553078847055">
            <text:p>33.0553078847</text:p>
          </table:table-cell>
          <table:table-cell office:value-type="float" office:value="20.7232950895248">
            <text:p>20.7232950895</text:p>
          </table:table-cell>
          <table:table-cell office:value-type="float" office:value="25.9823177923593">
            <text:p>25.982317792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table:number-columns-repeated="2" office:value-type="float" office:value="589">
            <text:p>589</text:p>
          </table:table-cell>
          <table:table-cell office:value-type="float" office:value="11228">
            <text:p>11228</text:p>
          </table:table-cell>
          <table:table-cell office:value-type="float" office:value="15450">
            <text:p>15450</text:p>
          </table:table-cell>
          <table:table-cell office:value-type="float" office:value="27017">
            <text:p>27017</text:p>
          </table:table-cell>
          <table:table-cell office:value-type="float" office:value="373.375">
            <text:p>373.375</text:p>
          </table:table-cell>
          <table:table-cell office:value-type="float" office:value="645.875">
            <text:p>645.875</text:p>
          </table:table-cell>
          <table:table-cell office:value-type="float" office:value="1073.5">
            <text:p>1073.5</text:p>
          </table:table-cell>
          <table:table-cell office:value-type="float" office:value="0.0332539187744923">
            <text:p>0.0332539188</text:p>
          </table:table-cell>
          <table:table-cell office:value-type="float" office:value="0.0418042071197411">
            <text:p>0.0418042071</text:p>
          </table:table-cell>
          <table:table-cell office:value-type="float" office:value="0.0397342414035607">
            <text:p>0.0397342414</text:p>
          </table:table-cell>
          <table:table-cell office:value-type="float" office:value="1.11855612901389">
            <text:p>1.118556129</text:p>
          </table:table-cell>
          <table:table-cell office:value-type="float" office:value="1.1497400047156">
            <text:p>1.1497400047</text:p>
          </table:table-cell>
          <table:table-cell office:value-type="float" office:value="1.1421643123947">
            <text:p>1.1421643124</text:p>
          </table:table-cell>
          <table:table-cell office:value-type="float" office:value="21.1887591565786">
            <text:p>21.1887591566</text:p>
          </table:table-cell>
          <table:table-cell office:value-type="float" office:value="16.9250076560842">
            <text:p>16.9250076561</text:p>
          </table:table-cell>
          <table:table-cell office:value-type="float" office:value="17.7889036283216">
            <text:p>17.788903628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30">
            <text:p>430</text:p>
          </table:table-cell>
          <table:table-cell office:value-type="float" office:value="314">
            <text:p>314</text:p>
          </table:table-cell>
          <table:table-cell office:value-type="float" office:value="10815">
            <text:p>10815</text:p>
          </table:table-cell>
          <table:table-cell office:value-type="float" office:value="15801">
            <text:p>15801</text:p>
          </table:table-cell>
          <table:table-cell office:value-type="float" office:value="26355">
            <text:p>26355</text:p>
          </table:table-cell>
          <table:table-cell office:value-type="float" office:value="471.125">
            <text:p>471.125</text:p>
          </table:table-cell>
          <table:table-cell office:value-type="float" office:value="453.25">
            <text:p>453.25</text:p>
          </table:table-cell>
          <table:table-cell office:value-type="float" office:value="858.5">
            <text:p>858.5</text:p>
          </table:table-cell>
          <table:table-cell office:value-type="float" office:value="0.0435621821544152">
            <text:p>0.0435621822</text:p>
          </table:table-cell>
          <table:table-cell office:value-type="float" office:value="0.0286848933611797">
            <text:p>0.0286848934</text:p>
          </table:table-cell>
          <table:table-cell office:value-type="float" office:value="0.0325744640485676">
            <text:p>0.032574464</text:p>
          </table:table-cell>
          <table:table-cell office:value-type="float" office:value="1.15618705842">
            <text:p>1.1561870584</text:p>
          </table:table-cell>
          <table:table-cell office:value-type="float" office:value="1.10200986005413">
            <text:p>1.1020098601</text:p>
          </table:table-cell>
          <table:table-cell office:value-type="float" office:value="1.11609037175777">
            <text:p>1.1160903718</text:p>
          </table:table-cell>
          <table:table-cell office:value-type="float" office:value="16.2557832885275">
            <text:p>16.2557832885</text:p>
          </table:table-cell>
          <table:table-cell office:value-type="float" office:value="24.5091288851244">
            <text:p>24.5091288851</text:p>
          </table:table-cell>
          <table:table-cell office:value-type="float" office:value="21.6235734626636">
            <text:p>21.623573462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08">
            <text:p>308</text:p>
          </table:table-cell>
          <table:table-cell office:value-type="float" office:value="10534">
            <text:p>10534</text:p>
          </table:table-cell>
          <table:table-cell office:value-type="float" office:value="17610">
            <text:p>17610</text:p>
          </table:table-cell>
          <table:table-cell office:value-type="float" office:value="26519">
            <text:p>26519</text:p>
          </table:table-cell>
          <table:table-cell office:value-type="float" office:value="592.5">
            <text:p>592.5</text:p>
          </table:table-cell>
          <table:table-cell office:value-type="float" office:value="1014">
            <text:p>1014</text:p>
          </table:table-cell>
          <table:table-cell office:value-type="float" office:value="570.375">
            <text:p>570.375</text:p>
          </table:table-cell>
          <table:table-cell office:value-type="float" office:value="0.0562464400987279">
            <text:p>0.0562464401</text:p>
          </table:table-cell>
          <table:table-cell office:value-type="float" office:value="0.0575809199318569">
            <text:p>0.0575809199</text:p>
          </table:table-cell>
          <table:table-cell office:value-type="float" office:value="0.021508163957917">
            <text:p>0.021508164</text:p>
          </table:table-cell>
          <table:table-cell office:value-type="float" office:value="1.20306331791216">
            <text:p>1.2030633179</text:p>
          </table:table-cell>
          <table:table-cell office:value-type="float" office:value="1.20803172194829">
            <text:p>1.2080317219</text:p>
          </table:table-cell>
          <table:table-cell office:value-type="float" office:value="1.07618527204172">
            <text:p>1.076185272</text:p>
          </table:table-cell>
          <table:table-cell office:value-type="float" office:value="12.6668093642627">
            <text:p>12.6668093643</text:p>
          </table:table-cell>
          <table:table-cell office:value-type="float" office:value="12.3811327390794">
            <text:p>12.3811327391</text:p>
          </table:table-cell>
          <table:table-cell office:value-type="float" office:value="32.5725108916191">
            <text:p>32.572510891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10552">
            <text:p>10552</text:p>
          </table:table-cell>
          <table:table-cell office:value-type="float" office:value="18200">
            <text:p>18200</text:p>
          </table:table-cell>
          <table:table-cell office:value-type="float" office:value="26783">
            <text:p>26783</text:p>
          </table:table-cell>
          <table:table-cell office:value-type="float" office:value="620">
            <text:p>620</text:p>
          </table:table-cell>
          <table:table-cell office:value-type="float" office:value="935.25">
            <text:p>935.25</text:p>
          </table:table-cell>
          <table:table-cell office:value-type="float" office:value="600.75">
            <text:p>600.75</text:p>
          </table:table-cell>
          <table:table-cell office:value-type="float" office:value="0.0587566338134951">
            <text:p>0.0587566338</text:p>
          </table:table-cell>
          <table:table-cell office:value-type="float" office:value="0.0513873626373626">
            <text:p>0.0513873626</text:p>
          </table:table-cell>
          <table:table-cell office:value-type="float" office:value="0.022430272934324">
            <text:p>0.0224302729</text:p>
          </table:table-cell>
          <table:table-cell office:value-type="float" office:value="1.21241480870074">
            <text:p>1.2124148087</text:p>
          </table:table-cell>
          <table:table-cell office:value-type="float" office:value="1.18503146486686">
            <text:p>1.1850314649</text:p>
          </table:table-cell>
          <table:table-cell office:value-type="float" office:value="1.07949206487219">
            <text:p>1.0794920649</text:p>
          </table:table-cell>
          <table:table-cell office:value-type="float" office:value="12.1401936408859">
            <text:p>12.1401936409</text:p>
          </table:table-cell>
          <table:table-cell office:value-type="float" office:value="13.8323492836896">
            <text:p>13.8323492837</text:p>
          </table:table-cell>
          <table:table-cell office:value-type="float" office:value="31.2475993054491">
            <text:p>31.247599305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306">
            <text:p>306</text:p>
          </table:table-cell>
          <table:table-cell table:number-columns-repeated="2" office:value-type="float" office:value="614">
            <text:p>614</text:p>
          </table:table-cell>
          <table:table-cell office:value-type="float" office:value="10933">
            <text:p>10933</text:p>
          </table:table-cell>
          <table:table-cell office:value-type="float" office:value="18706">
            <text:p>18706</text:p>
          </table:table-cell>
          <table:table-cell office:value-type="float" office:value="28475">
            <text:p>28475</text:p>
          </table:table-cell>
          <table:table-cell office:value-type="float" office:value="329.375">
            <text:p>329.375</text:p>
          </table:table-cell>
          <table:table-cell office:value-type="float" office:value="585">
            <text:p>585</text:p>
          </table:table-cell>
          <table:table-cell office:value-type="float" office:value="355.125">
            <text:p>355.125</text:p>
          </table:table-cell>
          <table:table-cell office:value-type="float" office:value="0.0301266806914845">
            <text:p>0.0301266807</text:p>
          </table:table-cell>
          <table:table-cell office:value-type="float" office:value="0.0312733882176842">
            <text:p>0.0312733882</text:p>
          </table:table-cell>
          <table:table-cell office:value-type="float" office:value="0.0124714661984197">
            <text:p>0.0124714662</text:p>
          </table:table-cell>
          <table:table-cell office:value-type="float" office:value="1.10722231152359">
            <text:p>1.1072223115</text:p>
          </table:table-cell>
          <table:table-cell office:value-type="float" office:value="1.1113737873907">
            <text:p>1.1113737874</text:p>
          </table:table-cell>
          <table:table-cell office:value-type="float" office:value="1.04395498513398">
            <text:p>1.0439549851</text:p>
          </table:table-cell>
          <table:table-cell office:value-type="float" office:value="23.3526105516225">
            <text:p>23.3526105516</text:p>
          </table:table-cell>
          <table:table-cell office:value-type="float" office:value="22.5089165079488">
            <text:p>22.50891650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582">
            <text:p>582</text:p>
          </table:table-cell>
          <table:table-cell office:value-type="float" office:value="11914">
            <text:p>11914</text:p>
          </table:table-cell>
          <table:table-cell office:value-type="float" office:value="18112">
            <text:p>18112</text:p>
          </table:table-cell>
          <table:table-cell office:value-type="float" office:value="29479">
            <text:p>29479</text:p>
          </table:table-cell>
          <table:table-cell office:value-type="float" office:value="349">
            <text:p>349</text:p>
          </table:table-cell>
          <table:table-cell office:value-type="float" office:value="657.625">
            <text:p>657.625</text:p>
          </table:table-cell>
          <table:table-cell office:value-type="float" office:value="304.25">
            <text:p>304.25</text:p>
          </table:table-cell>
          <table:table-cell office:value-type="float" office:value="0.0292932684237032">
            <text:p>0.0292932684</text:p>
          </table:table-cell>
          <table:table-cell office:value-type="float" office:value="0.036308800795053">
            <text:p>0.0363088008</text:p>
          </table:table-cell>
          <table:table-cell office:value-type="float" office:value="0.0103209064079514">
            <text:p>0.0103209064</text:p>
          </table:table-cell>
          <table:table-cell office:value-type="float" office:value="1.10420830680985">
            <text:p>1.1042083068</text:p>
          </table:table-cell>
          <table:table-cell office:value-type="float" office:value="1.12966472765243">
            <text:p>1.1296647277</text:p>
          </table:table-cell>
          <table:table-cell office:value-type="float" office:value="1.03633195380163">
            <text:p>1.0363319538</text:p>
          </table:table-cell>
          <table:table-cell office:value-type="float" office:value="24.0072425796519">
            <text:p>24.0072425797</text:p>
          </table:table-cell>
          <table:table-cell office:value-type="float" office:value="19.4348488065693">
            <text:p>19.43484880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6">
            <text:p>256</text:p>
          </table:table-cell>
          <table:table-cell office:value-type="float" office:value="566">
            <text:p>566</text:p>
          </table:table-cell>
          <table:table-cell office:value-type="float" office:value="13482">
            <text:p>13482</text:p>
          </table:table-cell>
          <table:table-cell office:value-type="float" office:value="18518">
            <text:p>18518</text:p>
          </table:table-cell>
          <table:table-cell office:value-type="float" office:value="31337">
            <text:p>31337</text:p>
          </table:table-cell>
          <table:table-cell office:value-type="float" office:value="408.75">
            <text:p>408.75</text:p>
          </table:table-cell>
          <table:table-cell office:value-type="float" office:value="598.5">
            <text:p>598.5</text:p>
          </table:table-cell>
          <table:table-cell office:value-type="float" office:value="634">
            <text:p>634</text:p>
          </table:table-cell>
          <table:table-cell office:value-type="float" office:value="0.030318202047174">
            <text:p>0.030318202</text:p>
          </table:table-cell>
          <table:table-cell office:value-type="float" office:value="0.0323199049573388">
            <text:p>0.032319905</text:p>
          </table:table-cell>
          <table:table-cell office:value-type="float" office:value="0.0202316750167534">
            <text:p>0.020231675</text:p>
          </table:table-cell>
          <table:table-cell office:value-type="float" office:value="1.10791532618084">
            <text:p>1.1079153262</text:p>
          </table:table-cell>
          <table:table-cell office:value-type="float" office:value="1.11516703681333">
            <text:p>1.1151670368</text:p>
          </table:table-cell>
          <table:table-cell office:value-type="float" office:value="1.07161313107964">
            <text:p>1.0716131311</text:p>
          </table:table-cell>
          <table:table-cell office:value-type="float" office:value="23.2072588818636">
            <text:p>23.2072588819</text:p>
          </table:table-cell>
          <table:table-cell office:value-type="float" office:value="21.7911848884138">
            <text:p>21.7911848884</text:p>
          </table:table-cell>
          <table:table-cell office:value-type="float" office:value="34.605910637123">
            <text:p>34.605910637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600">
            <text:p>600</text:p>
          </table:table-cell>
          <table:table-cell office:value-type="float" office:value="14821">
            <text:p>14821</text:p>
          </table:table-cell>
          <table:table-cell office:value-type="float" office:value="19520">
            <text:p>19520</text:p>
          </table:table-cell>
          <table:table-cell office:value-type="float" office:value="31588">
            <text:p>31588</text:p>
          </table:table-cell>
          <table:table-cell office:value-type="float" office:value="573.75">
            <text:p>573.75</text:p>
          </table:table-cell>
          <table:table-cell office:value-type="float" office:value="399.75">
            <text:p>399.75</text:p>
          </table:table-cell>
          <table:table-cell office:value-type="float" office:value="827.625">
            <text:p>827.625</text:p>
          </table:table-cell>
          <table:table-cell office:value-type="float" office:value="0.0387119627555496">
            <text:p>0.0387119628</text:p>
          </table:table-cell>
          <table:table-cell office:value-type="float" office:value="0.0204789959016393">
            <text:p>0.0204789959</text:p>
          </table:table-cell>
          <table:table-cell office:value-type="float" office:value="0.0262006141572749">
            <text:p>0.0262006142</text:p>
          </table:table-cell>
          <table:table-cell office:value-type="float" office:value="1.13842915712278">
            <text:p>1.1384291571</text:p>
          </table:table-cell>
          <table:table-cell office:value-type="float" office:value="1.07249848863109">
            <text:p>1.0724984886</text:p>
          </table:table-cell>
          <table:table-cell office:value-type="float" office:value="1.09304763502761">
            <text:p>1.093047635</text:p>
          </table:table-cell>
          <table:table-cell office:value-type="float" office:value="18.2496248258085">
            <text:p>18.2496248258</text:p>
          </table:table-cell>
          <table:table-cell office:value-type="float" office:value="34.192139256394">
            <text:p>34.1921392564</text:p>
          </table:table-cell>
          <table:table-cell office:value-type="float" office:value="26.8004588009375">
            <text:p>26.8004588009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626">
            <text:p>626</text:p>
          </table:table-cell>
          <table:table-cell office:value-type="float" office:value="14230">
            <text:p>14230</text:p>
          </table:table-cell>
          <table:table-cell office:value-type="float" office:value="20266">
            <text:p>20266</text:p>
          </table:table-cell>
          <table:table-cell office:value-type="float" office:value="29858">
            <text:p>29858</text:p>
          </table:table-cell>
          <table:table-cell office:value-type="float" office:value="557.75">
            <text:p>557.75</text:p>
          </table:table-cell>
          <table:table-cell office:value-type="float" office:value="274.75">
            <text:p>274.75</text:p>
          </table:table-cell>
          <table:table-cell office:value-type="float" office:value="826">
            <text:p>826</text:p>
          </table:table-cell>
          <table:table-cell office:value-type="float" office:value="0.0391953619114547">
            <text:p>0.0391953619</text:p>
          </table:table-cell>
          <table:table-cell office:value-type="float" office:value="0.0135571893812296">
            <text:p>0.0135571894</text:p>
          </table:table-cell>
          <table:table-cell office:value-type="float" office:value="0.0276642775805479">
            <text:p>0.0276642776</text:p>
          </table:table-cell>
          <table:table-cell office:value-type="float" office:value="1.14019486842502">
            <text:p>1.1401948684</text:p>
          </table:table-cell>
          <table:table-cell office:value-type="float" office:value="1.04781040570678">
            <text:p>1.0478104057</text:p>
          </table:table-cell>
          <table:table-cell office:value-type="float" office:value="1.09832498354986">
            <text:p>1.0983249835</text:p>
          </table:table-cell>
          <table:table-cell office:value-type="float" office:value="18.0287713052348">
            <text:p>18.0287713052</text:p>
          </table:table-cell>
          <table:table-cell office:value-type="float" office:value="0">
            <text:p>0</text:p>
          </table:table-cell>
          <table:table-cell office:value-type="float" office:value="25.4006735331187">
            <text:p>25.400673533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619">
            <text:p>619</text:p>
          </table:table-cell>
          <table:table-cell office:value-type="float" office:value="13632">
            <text:p>13632</text:p>
          </table:table-cell>
          <table:table-cell office:value-type="float" office:value="20450">
            <text:p>20450</text:p>
          </table:table-cell>
          <table:table-cell office:value-type="float" office:value="28614">
            <text:p>28614</text:p>
          </table:table-cell>
          <table:table-cell office:value-type="float" office:value="488.625">
            <text:p>488.625</text:p>
          </table:table-cell>
          <table:table-cell office:value-type="float" office:value="268.75">
            <text:p>268.75</text:p>
          </table:table-cell>
          <table:table-cell office:value-type="float" office:value="353.875">
            <text:p>353.875</text:p>
          </table:table-cell>
          <table:table-cell office:value-type="float" office:value="0.0358439700704225">
            <text:p>0.0358439701</text:p>
          </table:table-cell>
          <table:table-cell office:value-type="float" office:value="0.0131418092909535">
            <text:p>0.0131418093</text:p>
          </table:table-cell>
          <table:table-cell office:value-type="float" office:value="0.012367197875166">
            <text:p>0.0123671979</text:p>
          </table:table-cell>
          <table:table-cell office:value-type="float" office:value="1.12797208401968">
            <text:p>1.127972084</text:p>
          </table:table-cell>
          <table:table-cell office:value-type="float" office:value="1.04633483853516">
            <text:p>1.0463348385</text:p>
          </table:table-cell>
          <table:table-cell office:value-type="float" office:value="1.04358496982632">
            <text:p>1.0435849698</text:p>
          </table:table-cell>
          <table:table-cell office:value-type="float" office:value="19.6824414474222">
            <text:p>19.68244144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1">
            <text:p>321</text:p>
          </table:table-cell>
          <table:table-cell office:value-type="float" office:value="639">
            <text:p>639</text:p>
          </table:table-cell>
          <table:table-cell office:value-type="float" office:value="13804">
            <text:p>13804</text:p>
          </table:table-cell>
          <table:table-cell office:value-type="float" office:value="22157">
            <text:p>22157</text:p>
          </table:table-cell>
          <table:table-cell office:value-type="float" office:value="31404">
            <text:p>31404</text:p>
          </table:table-cell>
          <table:table-cell office:value-type="float" office:value="395.75">
            <text:p>395.75</text:p>
          </table:table-cell>
          <table:table-cell office:value-type="float" office:value="557.75">
            <text:p>557.75</text:p>
          </table:table-cell>
          <table:table-cell office:value-type="float" office:value="1259.625">
            <text:p>1259.625</text:p>
          </table:table-cell>
          <table:table-cell office:value-type="float" office:value="0.0286692263112141">
            <text:p>0.0286692263</text:p>
          </table:table-cell>
          <table:table-cell office:value-type="float" office:value="0.0251726316739631">
            <text:p>0.0251726317</text:p>
          </table:table-cell>
          <table:table-cell office:value-type="float" office:value="0.0401103362628964">
            <text:p>0.0401103363</text:p>
          </table:table-cell>
          <table:table-cell office:value-type="float" office:value="1.10195326418233">
            <text:p>1.1019532642</text:p>
          </table:table-cell>
          <table:table-cell office:value-type="float" office:value="1.08934618717424">
            <text:p>1.0893461872</text:p>
          </table:table-cell>
          <table:table-cell office:value-type="float" office:value="1.14353950150738">
            <text:p>1.1435395015</text:p>
          </table:table-cell>
          <table:table-cell office:value-type="float" office:value="24.5223349190248">
            <text:p>24.522334919</text:p>
          </table:table-cell>
          <table:table-cell office:value-type="float" office:value="27.8808831247552">
            <text:p>27.8808831248</text:p>
          </table:table-cell>
          <table:table-cell office:value-type="float" office:value="17.6253135021959">
            <text:p>17.6253135022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table:number-columns-repeated="2" office:value-type="float" office:value="651">
            <text:p>651</text:p>
          </table:table-cell>
          <table:table-cell office:value-type="float" office:value="14772">
            <text:p>14772</text:p>
          </table:table-cell>
          <table:table-cell office:value-type="float" office:value="22472">
            <text:p>22472</text:p>
          </table:table-cell>
          <table:table-cell office:value-type="float" office:value="33404">
            <text:p>33404</text:p>
          </table:table-cell>
          <table:table-cell office:value-type="float" office:value="268.5">
            <text:p>268.5</text:p>
          </table:table-cell>
          <table:table-cell office:value-type="float" office:value="452.5">
            <text:p>452.5</text:p>
          </table:table-cell>
          <table:table-cell office:value-type="float" office:value="1229.25">
            <text:p>1229.25</text:p>
          </table:table-cell>
          <table:table-cell office:value-type="float" office:value="0.0181762794476036">
            <text:p>0.0181762794</text:p>
          </table:table-cell>
          <table:table-cell office:value-type="float" office:value="0.0201361694553222">
            <text:p>0.0201361695</text:p>
          </table:table-cell>
          <table:table-cell office:value-type="float" office:value="0.0367994850916058">
            <text:p>0.0367994851</text:p>
          </table:table-cell>
          <table:table-cell office:value-type="float" office:value="1.06426451725034">
            <text:p>1.0642645173</text:p>
          </table:table-cell>
          <table:table-cell office:value-type="float" office:value="1.07127130512148">
            <text:p>1.0712713051</text:p>
          </table:table-cell>
          <table:table-cell office:value-type="float" office:value="1.13145243394251">
            <text:p>1.1314524339</text:p>
          </table:table-cell>
          <table:table-cell office:value-type="float" office:value="0">
            <text:p>0</text:p>
          </table:table-cell>
          <table:table-cell office:value-type="float" office:value="34.7684130736191">
            <text:p>34.7684130736</text:p>
          </table:table-cell>
          <table:table-cell office:value-type="float" office:value="19.1802709538112">
            <text:p>19.1802709538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417">
            <text:p>417</text:p>
          </table:table-cell>
          <table:table-cell office:value-type="float" office:value="15395">
            <text:p>15395</text:p>
          </table:table-cell>
          <table:table-cell office:value-type="float" office:value="21002">
            <text:p>21002</text:p>
          </table:table-cell>
          <table:table-cell office:value-type="float" office:value="35242">
            <text:p>35242</text:p>
          </table:table-cell>
          <table:table-cell office:value-type="float" office:value="208.25">
            <text:p>208.25</text:p>
          </table:table-cell>
          <table:table-cell office:value-type="float" office:value="983.375">
            <text:p>983.375</text:p>
          </table:table-cell>
          <table:table-cell office:value-type="float" office:value="1645.75">
            <text:p>1645.75</text:p>
          </table:table-cell>
          <table:table-cell office:value-type="float" office:value="0.0135271191945437">
            <text:p>0.0135271192</text:p>
          </table:table-cell>
          <table:table-cell office:value-type="float" office:value="0.0468229216265118">
            <text:p>0.0468229216</text:p>
          </table:table-cell>
          <table:table-cell office:value-type="float" office:value="0.0466985415129675">
            <text:p>0.0466985415</text:p>
          </table:table-cell>
          <table:table-cell office:value-type="float" office:value="1.04770356377016">
            <text:p>1.0477035638</text:p>
          </table:table-cell>
          <table:table-cell office:value-type="float" office:value="1.16817730223249">
            <text:p>1.1681773022</text:p>
          </table:table-cell>
          <table:table-cell office:value-type="float" office:value="1.16771917270309">
            <text:p>1.1677191727</text:p>
          </table:table-cell>
          <table:table-cell office:value-type="float" office:value="0">
            <text:p>0</text:p>
          </table:table-cell>
          <table:table-cell office:value-type="float" office:value="15.1475172087625">
            <text:p>15.1475172088</text:p>
          </table:table-cell>
          <table:table-cell office:value-type="float" office:value="15.1869529645777">
            <text:p>15.186952964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275">
            <text:p>275</text:p>
          </table:table-cell>
          <table:table-cell table:number-columns-repeated="2" office:value-type="float" office:value="599">
            <text:p>599</text:p>
          </table:table-cell>
          <table:table-cell office:value-type="float" office:value="15823">
            <text:p>15823</text:p>
          </table:table-cell>
          <table:table-cell office:value-type="float" office:value="22632">
            <text:p>22632</text:p>
          </table:table-cell>
          <table:table-cell office:value-type="float" office:value="39565">
            <text:p>39565</text:p>
          </table:table-cell>
          <table:table-cell office:value-type="float" office:value="203.375">
            <text:p>203.375</text:p>
          </table:table-cell>
          <table:table-cell office:value-type="float" office:value="1119.75">
            <text:p>1119.75</text:p>
          </table:table-cell>
          <table:table-cell office:value-type="float" office:value="2025">
            <text:p>2025</text:p>
          </table:table-cell>
          <table:table-cell office:value-type="float" office:value="0.0128531251974973">
            <text:p>0.0128531252</text:p>
          </table:table-cell>
          <table:table-cell office:value-type="float" office:value="0.0494764050901379">
            <text:p>0.0494764051</text:p>
          </table:table-cell>
          <table:table-cell office:value-type="float" office:value="0.0511815998989005">
            <text:p>0.0511815999</text:p>
          </table:table-cell>
          <table:table-cell office:value-type="float" office:value="1.04530973573283">
            <text:p>1.0453097357</text:p>
          </table:table-cell>
          <table:table-cell office:value-type="float" office:value="1.17796533055034">
            <text:p>1.1779653306</text:p>
          </table:table-cell>
          <table:table-cell office:value-type="float" office:value="1.18426992973585">
            <text:p>1.1842699297</text:p>
          </table:table-cell>
          <table:table-cell office:value-type="float" office:value="0">
            <text:p>0</text:p>
          </table:table-cell>
          <table:table-cell office:value-type="float" office:value="14.353435532216">
            <text:p>14.3534355322</text:p>
          </table:table-cell>
          <table:table-cell office:value-type="float" office:value="13.8865883903305">
            <text:p>13.886588390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435">
            <text:p>435</text:p>
          </table:table-cell>
          <table:table-cell office:value-type="float" office:value="637">
            <text:p>637</text:p>
          </table:table-cell>
          <table:table-cell office:value-type="float" office:value="16648">
            <text:p>16648</text:p>
          </table:table-cell>
          <table:table-cell office:value-type="float" office:value="23861">
            <text:p>23861</text:p>
          </table:table-cell>
          <table:table-cell office:value-type="float" office:value="41414">
            <text:p>41414</text:p>
          </table:table-cell>
          <table:table-cell office:value-type="float" office:value="360.5">
            <text:p>360.5</text:p>
          </table:table-cell>
          <table:table-cell office:value-type="float" office:value="1098.125">
            <text:p>1098.125</text:p>
          </table:table-cell>
          <table:table-cell office:value-type="float" office:value="1956.25">
            <text:p>1956.25</text:p>
          </table:table-cell>
          <table:table-cell office:value-type="float" office:value="0.0216542527630947">
            <text:p>0.0216542528</text:p>
          </table:table-cell>
          <table:table-cell office:value-type="float" office:value="0.0460217509743934">
            <text:p>0.046021751</text:p>
          </table:table-cell>
          <table:table-cell office:value-type="float" office:value="0.0472364417829719">
            <text:p>0.0472364418</text:p>
          </table:table-cell>
          <table:table-cell office:value-type="float" office:value="1.07670894172978">
            <text:p>1.0767089417</text:p>
          </table:table-cell>
          <table:table-cell office:value-type="float" office:value="1.16522741147336">
            <text:p>1.1652274115</text:p>
          </table:table-cell>
          <table:table-cell office:value-type="float" office:value="1.16970085784774">
            <text:p>1.1697008578</text:p>
          </table:table-cell>
          <table:table-cell office:value-type="float" office:value="32.3550844507101">
            <text:p>32.3550844507</text:p>
          </table:table-cell>
          <table:table-cell office:value-type="float" office:value="15.4052699897299">
            <text:p>15.4052699897</text:p>
          </table:table-cell>
          <table:table-cell office:value-type="float" office:value="15.017899931222">
            <text:p>15.017899931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table:number-columns-repeated="2" office:value-type="float" office:value="650">
            <text:p>650</text:p>
          </table:table-cell>
          <table:table-cell office:value-type="float" office:value="17108">
            <text:p>17108</text:p>
          </table:table-cell>
          <table:table-cell office:value-type="float" office:value="24155">
            <text:p>24155</text:p>
          </table:table-cell>
          <table:table-cell office:value-type="float" office:value="41422">
            <text:p>41422</text:p>
          </table:table-cell>
          <table:table-cell office:value-type="float" office:value="383.5">
            <text:p>383.5</text:p>
          </table:table-cell>
          <table:table-cell office:value-type="float" office:value="833.125">
            <text:p>833.125</text:p>
          </table:table-cell>
          <table:table-cell office:value-type="float" office:value="2053.125">
            <text:p>2053.125</text:p>
          </table:table-cell>
          <table:table-cell office:value-type="float" office:value="0.0224164133738602">
            <text:p>0.0224164134</text:p>
          </table:table-cell>
          <table:table-cell office:value-type="float" office:value="0.0344907886565928">
            <text:p>0.0344907887</text:p>
          </table:table-cell>
          <table:table-cell office:value-type="float" office:value="0.0495660518565014">
            <text:p>0.0495660519</text:p>
          </table:table-cell>
          <table:table-cell office:value-type="float" office:value="1.07944233816206">
            <text:p>1.0794423382</text:p>
          </table:table-cell>
          <table:table-cell office:value-type="float" office:value="1.1230494047223">
            <text:p>1.1230494047</text:p>
          </table:table-cell>
          <table:table-cell office:value-type="float" office:value="1.17829649675117">
            <text:p>1.1782964968</text:p>
          </table:table-cell>
          <table:table-cell office:value-type="float" office:value="31.2667062846528">
            <text:p>31.2667062847</text:p>
          </table:table-cell>
          <table:table-cell office:value-type="float" office:value="20.4412032718228">
            <text:p>20.4412032718</text:p>
          </table:table-cell>
          <table:table-cell office:value-type="float" office:value="14.3280922900271">
            <text:p>14.32809229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9">
            <text:p>449</text:p>
          </table:table-cell>
          <table:table-cell office:value-type="float" office:value="655">
            <text:p>655</text:p>
          </table:table-cell>
          <table:table-cell office:value-type="float" office:value="15896">
            <text:p>15896</text:p>
          </table:table-cell>
          <table:table-cell office:value-type="float" office:value="25148">
            <text:p>25148</text:p>
          </table:table-cell>
          <table:table-cell office:value-type="float" office:value="42907">
            <text:p>42907</text:p>
          </table:table-cell>
          <table:table-cell office:value-type="float" office:value="401.375">
            <text:p>401.375</text:p>
          </table:table-cell>
          <table:table-cell office:value-type="float" office:value="1304">
            <text:p>1304</text:p>
          </table:table-cell>
          <table:table-cell office:value-type="float" office:value="2262.375">
            <text:p>2262.375</text:p>
          </table:table-cell>
          <table:table-cell office:value-type="float" office:value="0.0252500629089079">
            <text:p>0.0252500629</text:p>
          </table:table-cell>
          <table:table-cell office:value-type="float" office:value="0.0518530300620328">
            <text:p>0.0518530301</text:p>
          </table:table-cell>
          <table:table-cell office:value-type="float" office:value="0.052727410445848">
            <text:p>0.0527274104</text:p>
          </table:table-cell>
          <table:table-cell office:value-type="float" office:value="1.08962484890791">
            <text:p>1.0896248489</text:p>
          </table:table-cell>
          <table:table-cell office:value-type="float" office:value="1.18675552920128">
            <text:p>1.1867555292</text:p>
          </table:table-cell>
          <table:table-cell office:value-type="float" office:value="1.18999508899262">
            <text:p>1.189995089</text:p>
          </table:table-cell>
          <table:table-cell office:value-type="float" office:value="27.7964383079818">
            <text:p>27.796438308</text:p>
          </table:table-cell>
          <table:table-cell office:value-type="float" office:value="13.7111883725513">
            <text:p>13.7111883726</text:p>
          </table:table-cell>
          <table:table-cell office:value-type="float" office:value="13.4894661135834">
            <text:p>13.489466113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table:number-columns-repeated="2" office:value-type="float" office:value="673">
            <text:p>673</text:p>
          </table:table-cell>
          <table:table-cell office:value-type="float" office:value="15259">
            <text:p>15259</text:p>
          </table:table-cell>
          <table:table-cell office:value-type="float" office:value="26631">
            <text:p>26631</text:p>
          </table:table-cell>
          <table:table-cell office:value-type="float" office:value="44725">
            <text:p>44725</text:p>
          </table:table-cell>
          <table:table-cell office:value-type="float" office:value="569.25">
            <text:p>569.25</text:p>
          </table:table-cell>
          <table:table-cell office:value-type="float" office:value="905.25">
            <text:p>905.25</text:p>
          </table:table-cell>
          <table:table-cell office:value-type="float" office:value="1526.875">
            <text:p>1526.875</text:p>
          </table:table-cell>
          <table:table-cell office:value-type="float" office:value="0.037305852283898">
            <text:p>0.0373058523</text:p>
          </table:table-cell>
          <table:table-cell office:value-type="float" office:value="0.0339923397544215">
            <text:p>0.0339923398</text:p>
          </table:table-cell>
          <table:table-cell office:value-type="float" office:value="0.034139183901621">
            <text:p>0.0341391839</text:p>
          </table:table-cell>
          <table:table-cell office:value-type="float" office:value="1.13329826715831">
            <text:p>1.1332982672</text:p>
          </table:table-cell>
          <table:table-cell office:value-type="float" office:value="1.12123792829796">
            <text:p>1.1212379283</text:p>
          </table:table-cell>
          <table:table-cell office:value-type="float" office:value="1.12177149205551">
            <text:p>1.1217714921</text:p>
          </table:table-cell>
          <table:table-cell office:value-type="float" office:value="18.9245771427522">
            <text:p>18.9245771428</text:p>
          </table:table-cell>
          <table:table-cell office:value-type="float" office:value="20.7359187487493">
            <text:p>20.7359187487</text:p>
          </table:table-cell>
          <table:table-cell office:value-type="float" office:value="20.6482007894439">
            <text:p>20.6482007894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2">
            <text:p>342</text:p>
          </table:table-cell>
          <table:table-cell office:value-type="float" office:value="682">
            <text:p>682</text:p>
          </table:table-cell>
          <table:table-cell office:value-type="float" office:value="16688">
            <text:p>16688</text:p>
          </table:table-cell>
          <table:table-cell office:value-type="float" office:value="28406">
            <text:p>28406</text:p>
          </table:table-cell>
          <table:table-cell office:value-type="float" office:value="47054">
            <text:p>47054</text:p>
          </table:table-cell>
          <table:table-cell office:value-type="float" office:value="620.5">
            <text:p>620.5</text:p>
          </table:table-cell>
          <table:table-cell office:value-type="float" office:value="1111.5">
            <text:p>1111.5</text:p>
          </table:table-cell>
          <table:table-cell office:value-type="float" office:value="1015">
            <text:p>1015</text:p>
          </table:table-cell>
          <table:table-cell office:value-type="float" office:value="0.0371824065196548">
            <text:p>0.0371824065</text:p>
          </table:table-cell>
          <table:table-cell office:value-type="float" office:value="0.0391290572414279">
            <text:p>0.0391290572</text:p>
          </table:table-cell>
          <table:table-cell office:value-type="float" office:value="0.0215709610235049">
            <text:p>0.021570961</text:p>
          </table:table-cell>
          <table:table-cell office:value-type="float" office:value="1.13284818427379">
            <text:p>1.1328481843</text:p>
          </table:table-cell>
          <table:table-cell office:value-type="float" office:value="1.13995262326138">
            <text:p>1.1399526233</text:p>
          </table:table-cell>
          <table:table-cell office:value-type="float" office:value="1.07641036404684">
            <text:p>1.076410364</text:p>
          </table:table-cell>
          <table:table-cell office:value-type="float" office:value="18.9862700996025">
            <text:p>18.9862700996</text:p>
          </table:table-cell>
          <table:table-cell office:value-type="float" office:value="18.0587414556459">
            <text:p>18.0587414556</text:p>
          </table:table-cell>
          <table:table-cell office:value-type="float" office:value="32.4786880861451">
            <text:p>32.4786880861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7454">
            <text:p>17454</text:p>
          </table:table-cell>
          <table:table-cell office:value-type="float" office:value="29382">
            <text:p>29382</text:p>
          </table:table-cell>
          <table:table-cell office:value-type="float" office:value="49829">
            <text:p>49829</text:p>
          </table:table-cell>
          <table:table-cell office:value-type="float" office:value="547.125">
            <text:p>547.125</text:p>
          </table:table-cell>
          <table:table-cell office:value-type="float" office:value="551.875">
            <text:p>551.875</text:p>
          </table:table-cell>
          <table:table-cell office:value-type="float" office:value="996.875">
            <text:p>996.875</text:p>
          </table:table-cell>
          <table:table-cell office:value-type="float" office:value="0.0313466827088347">
            <text:p>0.0313466827</text:p>
          </table:table-cell>
          <table:table-cell office:value-type="float" office:value="0.0187827581512491">
            <text:p>0.0187827582</text:p>
          </table:table-cell>
          <table:table-cell office:value-type="float" office:value="0.0200059202472456">
            <text:p>0.0200059202</text:p>
          </table:table-cell>
          <table:table-cell office:value-type="float" office:value="1.11163931393394">
            <text:p>1.1116393139</text:p>
          </table:table-cell>
          <table:table-cell office:value-type="float" office:value="1.06643112585676">
            <text:p>1.0664311259</text:p>
          </table:table-cell>
          <table:table-cell office:value-type="float" office:value="1.07080518508144">
            <text:p>1.0708051851</text:p>
          </table:table-cell>
          <table:table-cell office:value-type="float" office:value="22.4570884817291">
            <text:p>22.4570884817</text:p>
          </table:table-cell>
          <table:table-cell office:value-type="float" office:value="0">
            <text:p>0</text:p>
          </table:table-cell>
          <table:table-cell office:value-type="float" office:value="34.9925324750704">
            <text:p>34.992532475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18663">
            <text:p>18663</text:p>
          </table:table-cell>
          <table:table-cell office:value-type="float" office:value="30993">
            <text:p>30993</text:p>
          </table:table-cell>
          <table:table-cell office:value-type="float" office:value="53182">
            <text:p>53182</text:p>
          </table:table-cell>
          <table:table-cell office:value-type="float" office:value="816.625">
            <text:p>816.625</text:p>
          </table:table-cell>
          <table:table-cell office:value-type="float" office:value="1332.5">
            <text:p>1332.5</text:p>
          </table:table-cell>
          <table:table-cell office:value-type="float" office:value="-102">
            <text:p>-102</text:p>
          </table:table-cell>
          <table:table-cell office:value-type="float" office:value="0.0437563628569898">
            <text:p>0.0437563629</text:p>
          </table:table-cell>
          <table:table-cell office:value-type="float" office:value="0.0429935791953022">
            <text:p>0.0429935792</text:p>
          </table:table-cell>
          <table:table-cell office:value-type="float" office:value="-0.0019179421608815">
            <text:p>-0.0019179422</text:p>
          </table:table-cell>
          <table:table-cell office:value-type="float" office:value="1.15689992380879">
            <text:p>1.1568999238</text:p>
          </table:table-cell>
          <table:table-cell office:value-type="float" office:value="1.15410048497352">
            <text:p>1.154100485</text:p>
          </table:table-cell>
          <table:table-cell office:value-type="float" office:value="0.993294412301094">
            <text:p>0.9932944123</text:p>
          </table:table-cell>
          <table:table-cell office:value-type="float" office:value="16.1851601888029">
            <text:p>16.1851601888</text:p>
          </table:table-cell>
          <table:table-cell office:value-type="float" office:value="16.466251401988">
            <text:p>16.4662514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743">
            <text:p>743</text:p>
          </table:table-cell>
          <table:table-cell office:value-type="float" office:value="20377">
            <text:p>20377</text:p>
          </table:table-cell>
          <table:table-cell office:value-type="float" office:value="31444">
            <text:p>31444</text:p>
          </table:table-cell>
          <table:table-cell office:value-type="float" office:value="51780">
            <text:p>51780</text:p>
          </table:table-cell>
          <table:table-cell office:value-type="float" office:value="969.375">
            <text:p>969.375</text:p>
          </table:table-cell>
          <table:table-cell office:value-type="float" office:value="1028.25">
            <text:p>1028.25</text:p>
          </table:table-cell>
          <table:table-cell office:value-type="float" office:value="-1113">
            <text:p>-1113</text:p>
          </table:table-cell>
          <table:table-cell office:value-type="float" office:value="0.0475720174706777">
            <text:p>0.0475720175</text:p>
          </table:table-cell>
          <table:table-cell office:value-type="float" office:value="0.032700992240173">
            <text:p>0.0327009922</text:p>
          </table:table-cell>
          <table:table-cell office:value-type="float" office:value="-0.021494785631518">
            <text:p>-0.0214947856</text:p>
          </table:table-cell>
          <table:table-cell office:value-type="float" office:value="1.17093773096598">
            <text:p>1.170937731</text:p>
          </table:table-cell>
          <table:table-cell office:value-type="float" office:value="1.11654940843185">
            <text:p>1.1165494084</text:p>
          </table:table-cell>
          <table:table-cell office:value-type="float" office:value="0.925673820876003">
            <text:p>0.9256738209</text:p>
          </table:table-cell>
          <table:table-cell office:value-type="float" office:value="14.9143702599746">
            <text:p>14.91437026</text:p>
          </table:table-cell>
          <table:table-cell office:value-type="float" office:value="21.5412332694041">
            <text:p>21.5412332694</text:p>
          </table:table-cell>
          <table:table-cell office:value-type="float" office:value="-31.8993959205011">
            <text:p>-31.8993959205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548">
            <text:p>548</text:p>
          </table:table-cell>
          <table:table-cell office:value-type="float" office:value="770">
            <text:p>770</text:p>
          </table:table-cell>
          <table:table-cell office:value-type="float" office:value="21612">
            <text:p>21612</text:p>
          </table:table-cell>
          <table:table-cell office:value-type="float" office:value="32974">
            <text:p>32974</text:p>
          </table:table-cell>
          <table:table-cell office:value-type="float" office:value="49534">
            <text:p>49534</text:p>
          </table:table-cell>
          <table:table-cell office:value-type="float" office:value="943">
            <text:p>943</text:p>
          </table:table-cell>
          <table:table-cell office:value-type="float" office:value="594.5">
            <text:p>594.5</text:p>
          </table:table-cell>
          <table:table-cell office:value-type="float" office:value="-1394">
            <text:p>-1394</text:p>
          </table:table-cell>
          <table:table-cell office:value-type="float" office:value="0.0436331667592079">
            <text:p>0.0436331668</text:p>
          </table:table-cell>
          <table:table-cell office:value-type="float" office:value="0.0180293564626676">
            <text:p>0.0180293565</text:p>
          </table:table-cell>
          <table:table-cell office:value-type="float" office:value="-0.0281422861065127">
            <text:p>-0.0281422861</text:p>
          </table:table-cell>
          <table:table-cell office:value-type="float" office:value="1.15644763601044">
            <text:p>1.156447636</text:p>
          </table:table-cell>
          <table:table-cell office:value-type="float" office:value="1.06373986070047">
            <text:p>1.0637398607</text:p>
          </table:table-cell>
          <table:table-cell office:value-type="float" office:value="0.903054295631115">
            <text:p>0.9030542956</text:p>
          </table:table-cell>
          <table:table-cell office:value-type="float" office:value="16.2298934599394">
            <text:p>16.2298934599</text:p>
          </table:table-cell>
          <table:table-cell office:value-type="float" office:value="0">
            <text:p>0</text:p>
          </table:table-cell>
          <table:table-cell office:value-type="float" office:value="-24.2818725665025">
            <text:p>-24.2818725665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8">
            <text:p>368</text:p>
          </table:table-cell>
          <table:table-cell office:value-type="float" office:value="735">
            <text:p>735</text:p>
          </table:table-cell>
          <table:table-cell office:value-type="float" office:value="21505">
            <text:p>21505</text:p>
          </table:table-cell>
          <table:table-cell office:value-type="float" office:value="34658">
            <text:p>34658</text:p>
          </table:table-cell>
          <table:table-cell office:value-type="float" office:value="49397">
            <text:p>49397</text:p>
          </table:table-cell>
          <table:table-cell office:value-type="float" office:value="1049.5">
            <text:p>1049.5</text:p>
          </table:table-cell>
          <table:table-cell office:value-type="float" office:value="616.375">
            <text:p>616.375</text:p>
          </table:table-cell>
          <table:table-cell office:value-type="float" office:value="-1726.375">
            <text:p>-1726.375</text:p>
          </table:table-cell>
          <table:table-cell office:value-type="float" office:value="0.0488026040455708">
            <text:p>0.048802604</text:p>
          </table:table-cell>
          <table:table-cell office:value-type="float" office:value="0.0177844942004732">
            <text:p>0.0177844942</text:p>
          </table:table-cell>
          <table:table-cell office:value-type="float" office:value="-0.0349489847561593">
            <text:p>-0.0349489848</text:p>
          </table:table-cell>
          <table:table-cell office:value-type="float" office:value="1.17547723471629">
            <text:p>1.1754772347</text:p>
          </table:table-cell>
          <table:table-cell office:value-type="float" office:value="1.06286565464023">
            <text:p>1.0628656546</text:p>
          </table:table-cell>
          <table:table-cell office:value-type="float" office:value="0.880072559162996">
            <text:p>0.8800725592</text:p>
          </table:table-cell>
          <table:table-cell office:value-type="float" office:value="14.5468991407868">
            <text:p>14.5468991408</text:p>
          </table:table-cell>
          <table:table-cell office:value-type="float" office:value="0">
            <text:p>0</text:p>
          </table:table-cell>
          <table:table-cell office:value-type="float" office:value="-19.4844850767082">
            <text:p>-19.4844850767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819">
            <text:p>819</text:p>
          </table:table-cell>
          <table:table-cell office:value-type="float" office:value="22429">
            <text:p>22429</text:p>
          </table:table-cell>
          <table:table-cell office:value-type="float" office:value="30627">
            <text:p>30627</text:p>
          </table:table-cell>
          <table:table-cell office:value-type="float" office:value="50886">
            <text:p>50886</text:p>
          </table:table-cell>
          <table:table-cell office:value-type="float" office:value="1089.875">
            <text:p>1089.875</text:p>
          </table:table-cell>
          <table:table-cell office:value-type="float" office:value="-1842.25">
            <text:p>-1842.25</text:p>
          </table:table-cell>
          <table:table-cell office:value-type="float" office:value="-97.625">
            <text:p>-97.625</text:p>
          </table:table-cell>
          <table:table-cell office:value-type="float" office:value="0.0485922243524009">
            <text:p>0.0485922244</text:p>
          </table:table-cell>
          <table:table-cell office:value-type="float" office:value="-0.0601511738008946">
            <text:p>-0.0601511738</text:p>
          </table:table-cell>
          <table:table-cell office:value-type="float" office:value="-0.00191850410722006">
            <text:p>-0.0019185041</text:p>
          </table:table-cell>
          <table:table-cell office:value-type="float" office:value="1.17470074559773">
            <text:p>1.1747007456</text:p>
          </table:table-cell>
          <table:table-cell office:value-type="float" office:value="0.796562492567735">
            <text:p>0.7965624926</text:p>
          </table:table-cell>
          <table:table-cell office:value-type="float" office:value="0.993292449714428">
            <text:p>0.9932924497</text:p>
          </table:table-cell>
          <table:table-cell office:value-type="float" office:value="14.6084028523797">
            <text:p>14.6084028524</text:p>
          </table:table-cell>
          <table:table-cell office:value-type="float" office:value="-11.1732623109229">
            <text:p>-11.17326231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office:value-type="float" office:value="470">
            <text:p>470</text:p>
          </table:table-cell>
          <table:table-cell office:value-type="float" office:value="617">
            <text:p>617</text:p>
          </table:table-cell>
          <table:table-cell office:value-type="float" office:value="855">
            <text:p>855</text:p>
          </table:table-cell>
          <table:table-cell office:value-type="float" office:value="19939">
            <text:p>19939</text:p>
          </table:table-cell>
          <table:table-cell office:value-type="float" office:value="30548">
            <text:p>30548</text:p>
          </table:table-cell>
          <table:table-cell office:value-type="float" office:value="50200">
            <text:p>50200</text:p>
          </table:table-cell>
          <table:table-cell office:value-type="float" office:value="-1081.5">
            <text:p>-1081.5</text:p>
          </table:table-cell>
          <table:table-cell office:value-type="float" office:value="1061.25">
            <text:p>1061.25</text:p>
          </table:table-cell>
          <table:table-cell office:value-type="float" office:value="-1054.5">
            <text:p>-1054.5</text:p>
          </table:table-cell>
          <table:table-cell office:value-type="float" office:value="-0.054240433321631">
            <text:p>-0.0542404333</text:p>
          </table:table-cell>
          <table:table-cell office:value-type="float" office:value="0.0347404085373838">
            <text:p>0.0347404085</text:p>
          </table:table-cell>
          <table:table-cell office:value-type="float" office:value="-0.0210059760956175">
            <text:p>-0.0210059761</text:p>
          </table:table-cell>
          <table:table-cell office:value-type="float" office:value="0.815924851603852">
            <text:p>0.8159248516</text:p>
          </table:table-cell>
          <table:table-cell office:value-type="float" office:value="1.12395694601212">
            <text:p>1.123956946</text:p>
          </table:table-cell>
          <table:table-cell office:value-type="float" office:value="0.927343935687529">
            <text:p>0.9273439357</text:p>
          </table:table-cell>
          <table:table-cell office:value-type="float" office:value="-12.4293654403708">
            <text:p>-12.4293654404</text:p>
          </table:table-cell>
          <table:table-cell office:value-type="float" office:value="20.2967895382513">
            <text:p>20.2967895383</text:p>
          </table:table-cell>
          <table:table-cell office:value-type="float" office:value="-32.6498184094962">
            <text:p>-32.6498184095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872">
            <text:p>872</text:p>
          </table:table-cell>
          <table:table-cell office:value-type="float" office:value="16192">
            <text:p>16192</text:p>
          </table:table-cell>
          <table:table-cell office:value-type="float" office:value="30719">
            <text:p>30719</text:p>
          </table:table-cell>
          <table:table-cell office:value-type="float" office:value="47386">
            <text:p>47386</text:p>
          </table:table-cell>
          <table:table-cell office:value-type="float" office:value="-815.25">
            <text:p>-815.25</text:p>
          </table:table-cell>
          <table:table-cell office:value-type="float" office:value="638.25">
            <text:p>638.25</text:p>
          </table:table-cell>
          <table:table-cell office:value-type="float" office:value="-1596.625">
            <text:p>-1596.625</text:p>
          </table:table-cell>
          <table:table-cell office:value-type="float" office:value="-0.0503489377470356">
            <text:p>-0.0503489377</text:p>
          </table:table-cell>
          <table:table-cell office:value-type="float" office:value="0.0207770435235522">
            <text:p>0.0207770435</text:p>
          </table:table-cell>
          <table:table-cell office:value-type="float" office:value="-0.0336940235512599">
            <text:p>-0.0336940236</text:p>
          </table:table-cell>
          <table:table-cell office:value-type="float" office:value="0.828747348328595">
            <text:p>0.8287473483</text:p>
          </table:table-cell>
          <table:table-cell office:value-type="float" office:value="1.07356575598609">
            <text:p>1.073565756</text:p>
          </table:table-cell>
          <table:table-cell office:value-type="float" office:value="0.884296080527813">
            <text:p>0.8842960805</text:p>
          </table:table-cell>
          <table:table-cell office:value-type="float" office:value="-13.4173105184677">
            <text:p>-13.4173105185</text:p>
          </table:table-cell>
          <table:table-cell office:value-type="float" office:value="33.7065894327596">
            <text:p>33.7065894328</text:p>
          </table:table-cell>
          <table:table-cell office:value-type="float" office:value="-20.2232605174501">
            <text:p>-20.2232605175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02">
            <text:p>502</text:p>
          </table:table-cell>
          <table:table-cell office:value-type="float" office:value="913">
            <text:p>913</text:p>
          </table:table-cell>
          <table:table-cell office:value-type="float" office:value="14421">
            <text:p>14421</text:p>
          </table:table-cell>
          <table:table-cell office:value-type="float" office:value="32078">
            <text:p>32078</text:p>
          </table:table-cell>
          <table:table-cell office:value-type="float" office:value="48128">
            <text:p>48128</text:p>
          </table:table-cell>
          <table:table-cell office:value-type="float" office:value="-826.125">
            <text:p>-826.125</text:p>
          </table:table-cell>
          <table:table-cell office:value-type="float" office:value="601.5">
            <text:p>601.5</text:p>
          </table:table-cell>
          <table:table-cell office:value-type="float" office:value="-2154.875">
            <text:p>-2154.875</text:p>
          </table:table-cell>
          <table:table-cell office:value-type="float" office:value="-0.0572862492198877">
            <text:p>-0.0572862492</text:p>
          </table:table-cell>
          <table:table-cell office:value-type="float" office:value="0.0187511690255003">
            <text:p>0.018751169</text:p>
          </table:table-cell>
          <table:table-cell office:value-type="float" office:value="-0.0447738322805851">
            <text:p>-0.0447738323</text:p>
          </table:table-cell>
          <table:table-cell office:value-type="float" office:value="0.805930287855772">
            <text:p>0.8059302879</text:p>
          </table:table-cell>
          <table:table-cell office:value-type="float" office:value="1.0663182400153">
            <text:p>1.06631824</text:p>
          </table:table-cell>
          <table:table-cell office:value-type="float" office:value="0.847220791289849">
            <text:p>0.8472207913</text:p>
          </table:table-cell>
          <table:table-cell office:value-type="float" office:value="-11.7497321688976">
            <text:p>-11.7497321689</text:p>
          </table:table-cell>
          <table:table-cell office:value-type="float" office:value="0">
            <text:p>0</text:p>
          </table:table-cell>
          <table:table-cell office:value-type="float" office:value="-15.1318583695016">
            <text:p>-15.131858369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95">
            <text:p>595</text:p>
          </table:table-cell>
          <table:table-cell office:value-type="float" office:value="757">
            <text:p>757</text:p>
          </table:table-cell>
          <table:table-cell office:value-type="float" office:value="1021">
            <text:p>1021</text:p>
          </table:table-cell>
          <table:table-cell office:value-type="float" office:value="16951">
            <text:p>16951</text:p>
          </table:table-cell>
          <table:table-cell office:value-type="float" office:value="29143">
            <text:p>29143</text:p>
          </table:table-cell>
          <table:table-cell office:value-type="float" office:value="49466">
            <text:p>49466</text:p>
          </table:table-cell>
          <table:table-cell office:value-type="float" office:value="-257.25">
            <text:p>-257.25</text:p>
          </table:table-cell>
          <table:table-cell office:value-type="float" office:value="-1627">
            <text:p>-1627</text:p>
          </table:table-cell>
          <table:table-cell office:value-type="float" office:value="-79.75">
            <text:p>-79.75</text:p>
          </table:table-cell>
          <table:table-cell office:value-type="float" office:value="-0.0151760958055572">
            <text:p>-0.0151760958</text:p>
          </table:table-cell>
          <table:table-cell office:value-type="float" office:value="-0.0558281577051093">
            <text:p>-0.0558281577</text:p>
          </table:table-cell>
          <table:table-cell office:value-type="float" office:value="-0.00161221849351069">
            <text:p>-0.0016122185</text:p>
          </table:table-cell>
          <table:table-cell office:value-type="float" office:value="0.947335079892993">
            <text:p>0.9473350799</text:p>
          </table:table-cell>
          <table:table-cell office:value-type="float" office:value="0.810710343089901">
            <text:p>0.8107103431</text:p>
          </table:table-cell>
          <table:table-cell office:value-type="float" office:value="0.994362329799715">
            <text:p>0.9943623298</text:p>
          </table:table-cell>
          <table:table-cell office:value-type="float" office:value="0">
            <text:p>0</text:p>
          </table:table-cell>
          <table:table-cell office:value-type="float" office:value="-12.0658355970809">
            <text:p>-12.06583559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85">
            <text:p>585</text:p>
          </table:table-cell>
          <table:table-cell table:number-columns-repeated="2" office:value-type="float" office:value="1031">
            <text:p>1031</text:p>
          </table:table-cell>
          <table:table-cell office:value-type="float" office:value="18600">
            <text:p>18600</text:p>
          </table:table-cell>
          <table:table-cell office:value-type="float" office:value="28695">
            <text:p>28695</text:p>
          </table:table-cell>
          <table:table-cell office:value-type="float" office:value="48489">
            <text:p>48489</text:p>
          </table:table-cell>
          <table:table-cell office:value-type="float" office:value="161.5">
            <text:p>161.5</text:p>
          </table:table-cell>
          <table:table-cell office:value-type="float" office:value="-578.375">
            <text:p>-578.375</text:p>
          </table:table-cell>
          <table:table-cell office:value-type="float" office:value="-1030.75">
            <text:p>-1030.75</text:p>
          </table:table-cell>
          <table:table-cell office:value-type="float" office:value="0.00868279569892473">
            <text:p>0.0086827957</text:p>
          </table:table-cell>
          <table:table-cell office:value-type="float" office:value="-0.0201559505140268">
            <text:p>-0.0201559505</text:p>
          </table:table-cell>
          <table:table-cell office:value-type="float" office:value="-0.0212573985852461">
            <text:p>-0.0212573986</text:p>
          </table:table-cell>
          <table:table-cell office:value-type="float" office:value="1.03053755119089">
            <text:p>1.0305375512</text:p>
          </table:table-cell>
          <table:table-cell office:value-type="float" office:value="0.930250447389509">
            <text:p>0.9302504474</text:p>
          </table:table-cell>
          <table:table-cell office:value-type="float" office:value="0.926484783861078">
            <text:p>0.9264847839</text:p>
          </table:table-cell>
          <table:table-cell office:value-type="float" office:value="0">
            <text:p>0</text:p>
          </table:table-cell>
          <table:table-cell office:value-type="float" office:value="-34.041458563576">
            <text:p>-34.0414585636</text:p>
          </table:table-cell>
          <table:table-cell office:value-type="float" office:value="-32.25952329994">
            <text:p>-32.2595232999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082">
            <text:p>1082</text:p>
          </table:table-cell>
          <table:table-cell office:value-type="float" office:value="16192">
            <text:p>16192</text:p>
          </table:table-cell>
          <table:table-cell office:value-type="float" office:value="27210">
            <text:p>27210</text:p>
          </table:table-cell>
          <table:table-cell office:value-type="float" office:value="46106">
            <text:p>46106</text:p>
          </table:table-cell>
          <table:table-cell office:value-type="float" office:value="-815.25">
            <text:p>-815.25</text:p>
          </table:table-cell>
          <table:table-cell office:value-type="float" office:value="-1053.75">
            <text:p>-1053.75</text:p>
          </table:table-cell>
          <table:table-cell office:value-type="float" office:value="-1867.75">
            <text:p>-1867.75</text:p>
          </table:table-cell>
          <table:table-cell office:value-type="float" office:value="-0.0503489377470356">
            <text:p>-0.0503489377</text:p>
          </table:table-cell>
          <table:table-cell office:value-type="float" office:value="-0.0387265711135612">
            <text:p>-0.0387265711</text:p>
          </table:table-cell>
          <table:table-cell office:value-type="float" office:value="-0.0405099119420466">
            <text:p>-0.0405099119</text:p>
          </table:table-cell>
          <table:table-cell office:value-type="float" office:value="0.828747348328595">
            <text:p>0.8287473483</text:p>
          </table:table-cell>
          <table:table-cell office:value-type="float" office:value="0.867396505830555">
            <text:p>0.8673965058</text:p>
          </table:table-cell>
          <table:table-cell office:value-type="float" office:value="0.86143177201532">
            <text:p>0.861431772</text:p>
          </table:table-cell>
          <table:table-cell office:value-type="float" office:value="-13.4173105184677">
            <text:p>-13.4173105185</text:p>
          </table:table-cell>
          <table:table-cell office:value-type="float" office:value="-17.549635965674">
            <text:p>-17.5496359657</text:p>
          </table:table-cell>
          <table:table-cell office:value-type="float" office:value="-16.761595390835">
            <text:p>-16.7615953908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613">
            <text:p>613</text:p>
          </table:table-cell>
          <table:table-cell office:value-type="float" office:value="1102">
            <text:p>1102</text:p>
          </table:table-cell>
          <table:table-cell office:value-type="float" office:value="14421">
            <text:p>14421</text:p>
          </table:table-cell>
          <table:table-cell office:value-type="float" office:value="26793">
            <text:p>26793</text:p>
          </table:table-cell>
          <table:table-cell office:value-type="float" office:value="46213">
            <text:p>46213</text:p>
          </table:table-cell>
          <table:table-cell office:value-type="float" office:value="-826.125">
            <text:p>-826.125</text:p>
          </table:table-cell>
          <table:table-cell office:value-type="float" office:value="-2257.875">
            <text:p>-2257.875</text:p>
          </table:table-cell>
          <table:table-cell office:value-type="float" office:value="-1938.125">
            <text:p>-1938.125</text:p>
          </table:table-cell>
          <table:table-cell office:value-type="float" office:value="-0.0572862492198877">
            <text:p>-0.0572862492</text:p>
          </table:table-cell>
          <table:table-cell office:value-type="float" office:value="-0.0842710782667115">
            <text:p>-0.0842710783</text:p>
          </table:table-cell>
          <table:table-cell office:value-type="float" office:value="-0.0419389565706619">
            <text:p>-0.0419389566</text:p>
          </table:table-cell>
          <table:table-cell office:value-type="float" office:value="0.805930287855772">
            <text:p>0.8059302879</text:p>
          </table:table-cell>
          <table:table-cell office:value-type="float" office:value="0.718970390745689">
            <text:p>0.7189703907</text:p>
          </table:table-cell>
          <table:table-cell office:value-type="float" office:value="0.856661049116025">
            <text:p>0.8566610491</text:p>
          </table:table-cell>
          <table:table-cell office:value-type="float" office:value="-11.7497321688976">
            <text:p>-11.7497321689</text:p>
          </table:table-cell>
          <table:table-cell office:value-type="float" office:value="-7.87355036821215">
            <text:p>-7.8735503682</text:p>
          </table:table-cell>
          <table:table-cell office:value-type="float" office:value="-16.1784773839377">
            <text:p>-16.1784773839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48">
            <text:p>648</text:p>
          </table:table-cell>
          <table:table-cell office:value-type="float" office:value="1162">
            <text:p>1162</text:p>
          </table:table-cell>
          <table:table-cell office:value-type="float" office:value="16951">
            <text:p>16951</text:p>
          </table:table-cell>
          <table:table-cell office:value-type="float" office:value="27528">
            <text:p>27528</text:p>
          </table:table-cell>
          <table:table-cell office:value-type="float" office:value="42195">
            <text:p>42195</text:p>
          </table:table-cell>
          <table:table-cell office:value-type="float" office:value="-257.25">
            <text:p>-257.25</text:p>
          </table:table-cell>
          <table:table-cell office:value-type="float" office:value="666">
            <text:p>666</text:p>
          </table:table-cell>
          <table:table-cell office:value-type="float" office:value="1243.375">
            <text:p>1243.375</text:p>
          </table:table-cell>
          <table:table-cell office:value-type="float" office:value="-0.0151760958055572">
            <text:p>-0.0151760958</text:p>
          </table:table-cell>
          <table:table-cell office:value-type="float" office:value="0.0241935483870968">
            <text:p>0.0241935484</text:p>
          </table:table-cell>
          <table:table-cell office:value-type="float" office:value="0.02946735395189">
            <text:p>0.029467354</text:p>
          </table:table-cell>
          <table:table-cell office:value-type="float" office:value="0.947335079892993">
            <text:p>0.9473350799</text:p>
          </table:table-cell>
          <table:table-cell office:value-type="float" office:value="1.08582466181061">
            <text:p>1.0858246618</text:p>
          </table:table-cell>
          <table:table-cell office:value-type="float" office:value="1.10483765573151">
            <text:p>1.1048376557</text:p>
          </table:table-cell>
          <table:table-cell office:value-type="float" office:value="0">
            <text:p>0</text:p>
          </table:table-cell>
          <table:table-cell office:value-type="float" office:value="28.9952762295445">
            <text:p>28.9952762295</text:p>
          </table:table-cell>
          <table:table-cell office:value-type="float" office:value="23.8674418282311">
            <text:p>23.867441828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98">
            <text:p>698</text:p>
          </table:table-cell>
          <table:table-cell office:value-type="float" office:value="901">
            <text:p>901</text:p>
          </table:table-cell>
          <table:table-cell office:value-type="float" office:value="1238">
            <text:p>1238</text:p>
          </table:table-cell>
          <table:table-cell office:value-type="float" office:value="16192">
            <text:p>16192</text:p>
          </table:table-cell>
          <table:table-cell office:value-type="float" office:value="25075">
            <text:p>25075</text:p>
          </table:table-cell>
          <table:table-cell office:value-type="float" office:value="41760">
            <text:p>41760</text:p>
          </table:table-cell>
          <table:table-cell office:value-type="float" office:value="49.125">
            <text:p>49.125</text:p>
          </table:table-cell>
          <table:table-cell office:value-type="float" office:value="-1171.25">
            <text:p>-1171.25</text:p>
          </table:table-cell>
          <table:table-cell office:value-type="float" office:value="1134.625">
            <text:p>1134.625</text:p>
          </table:table-cell>
          <table:table-cell office:value-type="float" office:value="0.00303390563241107">
            <text:p>0.0030339056</text:p>
          </table:table-cell>
          <table:table-cell office:value-type="float" office:value="-0.0467098703888335">
            <text:p>-0.0467098704</text:p>
          </table:table-cell>
          <table:table-cell office:value-type="float" office:value="0.0271701388888889">
            <text:p>0.0271701389</text:p>
          </table:table-cell>
          <table:table-cell office:value-type="float" office:value="1.01063671069688">
            <text:p>1.0106367107</text:p>
          </table:table-cell>
          <table:table-cell office:value-type="float" office:value="0.840791805142896">
            <text:p>0.8407918051</text:p>
          </table:table-cell>
          <table:table-cell office:value-type="float" office:value="1.0965423903477">
            <text:p>1.0965423903</text:p>
          </table:table-cell>
          <table:table-cell office:value-type="float" office:value="0">
            <text:p>0</text:p>
          </table:table-cell>
          <table:table-cell office:value-type="float" office:value="-14.4900790268412">
            <text:p>-14.4900790268</text:p>
          </table:table-cell>
          <table:table-cell office:value-type="float" office:value="25.8563846310834">
            <text:p>25.856384631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office:value-type="float" office:value="674">
            <text:p>674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14093">
            <text:p>14093</text:p>
          </table:table-cell>
          <table:table-cell office:value-type="float" office:value="23545">
            <text:p>23545</text:p>
          </table:table-cell>
          <table:table-cell office:value-type="float" office:value="41160">
            <text:p>41160</text:p>
          </table:table-cell>
          <table:table-cell office:value-type="float" office:value="-1120.5">
            <text:p>-1120.5</text:p>
          </table:table-cell>
          <table:table-cell office:value-type="float" office:value="711.875">
            <text:p>711.875</text:p>
          </table:table-cell>
          <table:table-cell office:value-type="float" office:value="843">
            <text:p>843</text:p>
          </table:table-cell>
          <table:table-cell office:value-type="float" office:value="-0.0795075569431633">
            <text:p>-0.0795075569</text:p>
          </table:table-cell>
          <table:table-cell office:value-type="float" office:value="0.0302346570397112">
            <text:p>0.030234657</text:p>
          </table:table-cell>
          <table:table-cell office:value-type="float" office:value="0.0204810495626822">
            <text:p>0.0204810496</text:p>
          </table:table-cell>
          <table:table-cell office:value-type="float" office:value="0.734113595856627">
            <text:p>0.7341135959</text:p>
          </table:table-cell>
          <table:table-cell office:value-type="float" office:value="1.10761300323215">
            <text:p>1.1076130032</text:p>
          </table:table-cell>
          <table:table-cell office:value-type="float" office:value="1.07250584131612">
            <text:p>1.0725058413</text:p>
          </table:table-cell>
          <table:table-cell office:value-type="float" office:value="-8.3666453185256">
            <text:p>-8.3666453185</text:p>
          </table:table-cell>
          <table:table-cell office:value-type="float" office:value="23.2704374343274">
            <text:p>23.2704374343</text:p>
          </table:table-cell>
          <table:table-cell office:value-type="float" office:value="34.1887452845689">
            <text:p>34.188745284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15028">
            <text:p>15028</text:p>
          </table:table-cell>
          <table:table-cell office:value-type="float" office:value="25636">
            <text:p>25636</text:p>
          </table:table-cell>
          <table:table-cell office:value-type="float" office:value="43935">
            <text:p>43935</text:p>
          </table:table-cell>
          <table:table-cell office:value-type="float" office:value="-1096.25">
            <text:p>-1096.25</text:p>
          </table:table-cell>
          <table:table-cell office:value-type="float" office:value="326.25">
            <text:p>326.25</text:p>
          </table:table-cell>
          <table:table-cell office:value-type="float" office:value="1486.25">
            <text:p>1486.25</text:p>
          </table:table-cell>
          <table:table-cell office:value-type="float" office:value="-0.072947165291456">
            <text:p>-0.0729471653</text:p>
          </table:table-cell>
          <table:table-cell office:value-type="float" office:value="0.0127262443438914">
            <text:p>0.0127262443</text:p>
          </table:table-cell>
          <table:table-cell office:value-type="float" office:value="0.0338283828382838">
            <text:p>0.0338283828</text:p>
          </table:table-cell>
          <table:table-cell office:value-type="float" office:value="0.75511464777106">
            <text:p>0.7551146478</text:p>
          </table:table-cell>
          <table:table-cell office:value-type="float" office:value="1.04485929150202">
            <text:p>1.0448592915</text:p>
          </table:table-cell>
          <table:table-cell office:value-type="float" office:value="1.12064228452548">
            <text:p>1.1206422845</text:p>
          </table:table-cell>
          <table:table-cell office:value-type="float" office:value="-9.15109572761112">
            <text:p>-9.1510957276</text:p>
          </table:table-cell>
          <table:table-cell office:value-type="float" office:value="0">
            <text:p>0</text:p>
          </table:table-cell>
          <table:table-cell office:value-type="float" office:value="20.8347588436661">
            <text:p>20.834758843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3">
            <text:p>3</text:p>
          </table:table-cell>
          <table:table-cell office:value-type="float" office:value="776">
            <text:p>776</text:p>
          </table:table-cell>
          <table:table-cell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17034">
            <text:p>17034</text:p>
          </table:table-cell>
          <table:table-cell office:value-type="float" office:value="27094">
            <text:p>27094</text:p>
          </table:table-cell>
          <table:table-cell office:value-type="float" office:value="48314">
            <text:p>48314</text:p>
          </table:table-cell>
          <table:table-cell office:value-type="float" office:value="-867.125">
            <text:p>-867.125</text:p>
          </table:table-cell>
          <table:table-cell office:value-type="float" office:value="655.5">
            <text:p>655.5</text:p>
          </table:table-cell>
          <table:table-cell office:value-type="float" office:value="1163.625">
            <text:p>1163.625</text:p>
          </table:table-cell>
          <table:table-cell office:value-type="float" office:value="-0.0509055418574615">
            <text:p>-0.0509055419</text:p>
          </table:table-cell>
          <table:table-cell office:value-type="float" office:value="0.0241935483870968">
            <text:p>0.0241935484</text:p>
          </table:table-cell>
          <table:table-cell office:value-type="float" office:value="0.0240846338535414">
            <text:p>0.0240846339</text:p>
          </table:table-cell>
          <table:table-cell office:value-type="float" office:value="0.826909696914816">
            <text:p>0.8269096969</text:p>
          </table:table-cell>
          <table:table-cell office:value-type="float" office:value="1.08582466181061">
            <text:p>1.0858246618</text:p>
          </table:table-cell>
          <table:table-cell office:value-type="float" office:value="1.0854331548796">
            <text:p>1.0854331549</text:p>
          </table:table-cell>
          <table:table-cell office:value-type="float" office:value="-13.26674893443">
            <text:p>-13.2667489344</text:p>
          </table:table-cell>
          <table:table-cell office:value-type="float" office:value="28.9952762295445">
            <text:p>28.9952762295</text:p>
          </table:table-cell>
          <table:table-cell office:value-type="float" office:value="29.124842592902">
            <text:p>29.124842592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3">
            <text:p>3</text:p>
          </table:table-cell>
          <table:table-cell office:value-type="float" office:value="747">
            <text:p>747</text:p>
          </table:table-cell>
          <table:table-cell table:number-columns-repeated="2" office:value-type="float" office:value="1403">
            <text:p>1403</text:p>
          </table:table-cell>
          <table:table-cell office:value-type="float" office:value="17195">
            <text:p>17195</text:p>
          </table:table-cell>
          <table:table-cell office:value-type="float" office:value="27440">
            <text:p>27440</text:p>
          </table:table-cell>
          <table:table-cell office:value-type="float" office:value="49735">
            <text:p>49735</text:p>
          </table:table-cell>
          <table:table-cell office:value-type="float" office:value="-5">
            <text:p>-5</text:p>
          </table:table-cell>
          <table:table-cell office:value-type="float" office:value="223.375">
            <text:p>223.375</text:p>
          </table:table-cell>
          <table:table-cell office:value-type="float" office:value="1018.625">
            <text:p>1018.625</text:p>
          </table:table-cell>
          <table:table-cell office:value-type="float" office:value="-0.000290782204129107">
            <text:p>-0.0002907822</text:p>
          </table:table-cell>
          <table:table-cell office:value-type="float" office:value="0.00814048833819242">
            <text:p>0.0081404883</text:p>
          </table:table-cell>
          <table:table-cell office:value-type="float" office:value="0.0204810495626822">
            <text:p>0.0204810496</text:p>
          </table:table-cell>
          <table:table-cell office:value-type="float" office:value="0.998982428011957">
            <text:p>0.998982428</text:p>
          </table:table-cell>
          <table:table-cell office:value-type="float" office:value="1.02862159358243">
            <text:p>1.0286215936</text:p>
          </table:table-cell>
          <table:table-cell office:value-type="float" office:value="1.07250584131612">
            <text:p>1.0725058413</text:p>
          </table:table-cell>
          <table:table-cell table:number-columns-repeated="2" office:value-type="float" office:value="0">
            <text:p>0</text:p>
          </table:table-cell>
          <table:table-cell office:value-type="float" office:value="34.1887452845689">
            <text:p>34.188745284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3">
            <text:p>3</text:p>
          </table:table-cell>
          <table:table-cell office:value-type="float" office:value="687">
            <text:p>687</text:p>
          </table:table-cell>
          <table:table-cell office:value-type="float" office:value="948">
            <text:p>948</text:p>
          </table:table-cell>
          <table:table-cell office:value-type="float" office:value="1370">
            <text:p>1370</text:p>
          </table:table-cell>
          <table:table-cell office:value-type="float" office:value="15751">
            <text:p>15751</text:p>
          </table:table-cell>
          <table:table-cell office:value-type="float" office:value="27038">
            <text:p>27038</text:p>
          </table:table-cell>
          <table:table-cell office:value-type="float" office:value="50402">
            <text:p>50402</text:p>
          </table:table-cell>
          <table:table-cell office:value-type="float" office:value="185.25">
            <text:p>185.25</text:p>
          </table:table-cell>
          <table:table-cell office:value-type="float" office:value="871.75">
            <text:p>871.75</text:p>
          </table:table-cell>
          <table:table-cell office:value-type="float" office:value="1497.125">
            <text:p>1497.125</text:p>
          </table:table-cell>
          <table:table-cell office:value-type="float" office:value="0.0117611580217129">
            <text:p>0.011761158</text:p>
          </table:table-cell>
          <table:table-cell office:value-type="float" office:value="0.0322416598860863">
            <text:p>0.0322416599</text:p>
          </table:table-cell>
          <table:table-cell office:value-type="float" office:value="0.0297036823935558">
            <text:p>0.0297036824</text:p>
          </table:table-cell>
          <table:table-cell office:value-type="float" office:value="1.0414351697585">
            <text:p>1.0414351698</text:p>
          </table:table-cell>
          <table:table-cell office:value-type="float" office:value="1.11488327788043">
            <text:p>1.1148832779</text:p>
          </table:table-cell>
          <table:table-cell office:value-type="float" office:value="1.10569221352301">
            <text:p>1.1056922135</text:p>
          </table:table-cell>
          <table:table-cell office:value-type="float" office:value="0">
            <text:p>0</text:p>
          </table:table-cell>
          <table:table-cell office:value-type="float" office:value="21.8432361804663">
            <text:p>21.8432361805</text:p>
          </table:table-cell>
          <table:table-cell office:value-type="float" office:value="23.680278488925">
            <text:p>23.680278488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16796">
            <text:p>16796</text:p>
          </table:table-cell>
          <table:table-cell office:value-type="float" office:value="27810">
            <text:p>27810</text:p>
          </table:table-cell>
          <table:table-cell office:value-type="float" office:value="51620">
            <text:p>51620</text:p>
          </table:table-cell>
          <table:table-cell office:value-type="float" office:value="213.75">
            <text:p>213.75</text:p>
          </table:table-cell>
          <table:table-cell office:value-type="float" office:value="993.75">
            <text:p>993.75</text:p>
          </table:table-cell>
          <table:table-cell office:value-type="float" office:value="1540.625">
            <text:p>1540.625</text:p>
          </table:table-cell>
          <table:table-cell office:value-type="float" office:value="0.0127262443438914">
            <text:p>0.0127262443</text:p>
          </table:table-cell>
          <table:table-cell office:value-type="float" office:value="0.0357335490830637">
            <text:p>0.0357335491</text:p>
          </table:table-cell>
          <table:table-cell office:value-type="float" office:value="0.0298455056179775">
            <text:p>0.0298455056</text:p>
          </table:table-cell>
          <table:table-cell office:value-type="float" office:value="1.04485929150202">
            <text:p>1.0448592915</text:p>
          </table:table-cell>
          <table:table-cell office:value-type="float" office:value="1.12757011938966">
            <text:p>1.1275701194</text:p>
          </table:table-cell>
          <table:table-cell office:value-type="float" office:value="1.10620514790588">
            <text:p>1.1062051479</text:p>
          </table:table-cell>
          <table:table-cell office:value-type="float" office:value="0">
            <text:p>0</text:p>
          </table:table-cell>
          <table:table-cell office:value-type="float" office:value="19.7422040602386">
            <text:p>19.7422040602</text:p>
          </table:table-cell>
          <table:table-cell office:value-type="float" office:value="23.5693827811852">
            <text:p>23.569382781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3">
            <text:p>3</text:p>
          </table:table-cell>
          <table:table-cell office:value-type="float" office:value="704">
            <text:p>704</text:p>
          </table:table-cell>
          <table:table-cell office:value-type="float" office:value="986">
            <text:p>986</text:p>
          </table:table-cell>
          <table:table-cell office:value-type="float" office:value="1440">
            <text:p>1440</text:p>
          </table:table-cell>
          <table:table-cell office:value-type="float" office:value="14960">
            <text:p>14960</text:p>
          </table:table-cell>
          <table:table-cell office:value-type="float" office:value="27368">
            <text:p>27368</text:p>
          </table:table-cell>
          <table:table-cell office:value-type="float" office:value="51504">
            <text:p>51504</text:p>
          </table:table-cell>
          <table:table-cell office:value-type="float" office:value="-214.625">
            <text:p>-214.625</text:p>
          </table:table-cell>
          <table:table-cell office:value-type="float" office:value="610.5">
            <text:p>610.5</text:p>
          </table:table-cell>
          <table:table-cell office:value-type="float" office:value="1192.625">
            <text:p>1192.625</text:p>
          </table:table-cell>
          <table:table-cell office:value-type="float" office:value="-0.0143465909090909">
            <text:p>-0.0143465909</text:p>
          </table:table-cell>
          <table:table-cell office:value-type="float" office:value="0.0223070739549839">
            <text:p>0.022307074</text:p>
          </table:table-cell>
          <table:table-cell office:value-type="float" office:value="0.0231559684684685">
            <text:p>0.0231559685</text:p>
          </table:table-cell>
          <table:table-cell office:value-type="float" office:value="0.950190348172779">
            <text:p>0.9501903482</text:p>
          </table:table-cell>
          <table:table-cell office:value-type="float" office:value="1.07905006571737">
            <text:p>1.0790500657</text:p>
          </table:table-cell>
          <table:table-cell office:value-type="float" office:value="1.08209683943604">
            <text:p>1.0820968394</text:p>
          </table:table-cell>
          <table:table-cell office:value-type="float" office:value="0">
            <text:p>0</text:p>
          </table:table-cell>
          <table:table-cell office:value-type="float" office:value="31.4182755652083">
            <text:p>31.4182755652</text:p>
          </table:table-cell>
          <table:table-cell office:value-type="float" office:value="30.2790967262616">
            <text:p>30.279096726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3">
            <text:p>3</text:p>
          </table:table-cell>
          <table:table-cell office:value-type="float" office:value="627">
            <text:p>627</text:p>
          </table:table-cell>
          <table:table-cell office:value-type="float" office:value="919">
            <text:p>919</text:p>
          </table:table-cell>
          <table:table-cell office:value-type="float" office:value="1385">
            <text:p>1385</text:p>
          </table:table-cell>
          <table:table-cell office:value-type="float" office:value="13294">
            <text:p>13294</text:p>
          </table:table-cell>
          <table:table-cell office:value-type="float" office:value="26092">
            <text:p>26092</text:p>
          </table:table-cell>
          <table:table-cell office:value-type="float" office:value="49909">
            <text:p>49909</text:p>
          </table:table-cell>
          <table:table-cell office:value-type="float" office:value="-136">
            <text:p>-136</text:p>
          </table:table-cell>
          <table:table-cell office:value-type="float" office:value="-35.75">
            <text:p>-35.75</text:p>
          </table:table-cell>
          <table:table-cell office:value-type="float" office:value="902.625">
            <text:p>902.625</text:p>
          </table:table-cell>
          <table:table-cell office:value-type="float" office:value="-0.010230179028133">
            <text:p>-0.010230179</text:p>
          </table:table-cell>
          <table:table-cell office:value-type="float" office:value="-0.00137015177065767">
            <text:p>-0.0013701518</text:p>
          </table:table-cell>
          <table:table-cell office:value-type="float" office:value="0.0180854154561302">
            <text:p>0.0180854155</text:p>
          </table:table-cell>
          <table:table-cell office:value-type="float" office:value="0.964399500264912">
            <text:p>0.9643995003</text:p>
          </table:table-cell>
          <table:table-cell office:value-type="float" office:value="0.995208148341812">
            <text:p>0.9952081483</text:p>
          </table:table-cell>
          <table:table-cell office:value-type="float" office:value="1.06394003531081">
            <text:p>1.06394003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37">
            <text:p>737</text:p>
          </table:table-cell>
          <table:table-cell office:value-type="float" office:value="1515">
            <text:p>1515</text:p>
          </table:table-cell>
          <table:table-cell office:value-type="float" office:value="15453">
            <text:p>15453</text:p>
          </table:table-cell>
          <table:table-cell office:value-type="float" office:value="28179">
            <text:p>28179</text:p>
          </table:table-cell>
          <table:table-cell office:value-type="float" office:value="52142">
            <text:p>52142</text:p>
          </table:table-cell>
          <table:table-cell office:value-type="float" office:value="-280.125">
            <text:p>-280.125</text:p>
          </table:table-cell>
          <table:table-cell office:value-type="float" office:value="-510.75">
            <text:p>-510.75</text:p>
          </table:table-cell>
          <table:table-cell office:value-type="float" office:value="960.625">
            <text:p>960.625</text:p>
          </table:table-cell>
          <table:table-cell office:value-type="float" office:value="-0.0181275480489225">
            <text:p>-0.018127548</text:p>
          </table:table-cell>
          <table:table-cell office:value-type="float" office:value="-0.0181251996167359">
            <text:p>-0.0181251996</text:p>
          </table:table-cell>
          <table:table-cell office:value-type="float" office:value="0.0184232480533927">
            <text:p>0.0184232481</text:p>
          </table:table-cell>
          <table:table-cell office:value-type="float" office:value="0.937197653505372">
            <text:p>0.9371976535</text:p>
          </table:table-cell>
          <table:table-cell office:value-type="float" office:value="0.937205706149272">
            <text:p>0.9372057061</text:p>
          </table:table-cell>
          <table:table-cell office:value-type="float" office:value="1.06514662368179">
            <text:p>1.06514662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3">
            <text:p>3</text:p>
          </table:table-cell>
          <table:table-cell office:value-type="float" office:value="870">
            <text:p>870</text:p>
          </table:table-cell>
          <table:table-cell table:number-columns-repeated="2" office:value-type="float" office:value="1666">
            <text:p>1666</text:p>
          </table:table-cell>
          <table:table-cell office:value-type="float" office:value="16796">
            <text:p>16796</text:p>
          </table:table-cell>
          <table:table-cell office:value-type="float" office:value="30045">
            <text:p>30045</text:p>
          </table:table-cell>
          <table:table-cell office:value-type="float" office:value="56260">
            <text:p>56260</text:p>
          </table:table-cell>
          <table:table-cell office:value-type="float" office:value="-325.375">
            <text:p>-325.375</text:p>
          </table:table-cell>
          <table:table-cell office:value-type="float" office:value="481.875">
            <text:p>481.875</text:p>
          </table:table-cell>
          <table:table-cell office:value-type="float" office:value="460.375">
            <text:p>460.375</text:p>
          </table:table-cell>
          <table:table-cell office:value-type="float" office:value="-0.0193721719457014">
            <text:p>-0.0193721719</text:p>
          </table:table-cell>
          <table:table-cell office:value-type="float" office:value="0.0160384423364953">
            <text:p>0.0160384423</text:p>
          </table:table-cell>
          <table:table-cell office:value-type="float" office:value="0.00818298969072165">
            <text:p>0.0081829897</text:p>
          </table:table-cell>
          <table:table-cell office:value-type="float" office:value="0.932932949039997">
            <text:p>0.932932949</text:p>
          </table:table-cell>
          <table:table-cell office:value-type="float" office:value="1.05663872217759">
            <text:p>1.0566387222</text:p>
          </table:table-cell>
          <table:table-cell office:value-type="float" office:value="1.02877170810527">
            <text:p>1.02877170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float" office:value="1216">
            <text:p>1216</text:p>
          </table:table-cell>
          <table:table-cell office:value-type="float" office:value="1715">
            <text:p>1715</text:p>
          </table:table-cell>
          <table:table-cell office:value-type="float" office:value="15317">
            <text:p>15317</text:p>
          </table:table-cell>
          <table:table-cell office:value-type="float" office:value="28094">
            <text:p>28094</text:p>
          </table:table-cell>
          <table:table-cell office:value-type="float" office:value="57855">
            <text:p>57855</text:p>
          </table:table-cell>
          <table:table-cell office:value-type="float" office:value="-113.5">
            <text:p>-113.5</text:p>
          </table:table-cell>
          <table:table-cell office:value-type="float" office:value="-118.25">
            <text:p>-118.25</text:p>
          </table:table-cell>
          <table:table-cell office:value-type="float" office:value="170.375">
            <text:p>170.375</text:p>
          </table:table-cell>
          <table:table-cell office:value-type="float" office:value="-0.00741006724554417">
            <text:p>-0.0074100672</text:p>
          </table:table-cell>
          <table:table-cell office:value-type="float" office:value="-0.00420908379013312">
            <text:p>-0.0042090838</text:p>
          </table:table-cell>
          <table:table-cell office:value-type="float" office:value="0.00294486215538847">
            <text:p>0.0029448622</text:p>
          </table:table-cell>
          <table:table-cell office:value-type="float" office:value="0.974172386469899">
            <text:p>0.9741723865</text:p>
          </table:table-cell>
          <table:table-cell office:value-type="float" office:value="0.985302930851785">
            <text:p>0.9853029309</text:p>
          </table:table-cell>
          <table:table-cell office:value-type="float" office:value="1.01032401508156">
            <text:p>1.0103240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38">
            <text:p>1738</text:p>
          </table:table-cell>
          <table:table-cell office:value-type="float" office:value="14858">
            <text:p>14858</text:p>
          </table:table-cell>
          <table:table-cell office:value-type="float" office:value="28072">
            <text:p>28072</text:p>
          </table:table-cell>
          <table:table-cell office:value-type="float" office:value="56956">
            <text:p>56956</text:p>
          </table:table-cell>
          <table:table-cell office:value-type="float" office:value="-152">
            <text:p>-152</text:p>
          </table:table-cell>
          <table:table-cell office:value-type="float" office:value="295">
            <text:p>295</text:p>
          </table:table-cell>
          <table:table-cell office:value-type="float" office:value="880.875">
            <text:p>880.875</text:p>
          </table:table-cell>
          <table:table-cell office:value-type="float" office:value="-0.010230179028133">
            <text:p>-0.010230179</text:p>
          </table:table-cell>
          <table:table-cell office:value-type="float" office:value="0.0105086919350242">
            <text:p>0.0105086919</text:p>
          </table:table-cell>
          <table:table-cell office:value-type="float" office:value="0.0154658859470468">
            <text:p>0.0154658859</text:p>
          </table:table-cell>
          <table:table-cell office:value-type="float" office:value="0.964399500264912">
            <text:p>0.9643995003</text:p>
          </table:table-cell>
          <table:table-cell office:value-type="float" office:value="1.03699686968071">
            <text:p>1.0369968697</text:p>
          </table:table-cell>
          <table:table-cell office:value-type="float" office:value="1.05459942032579">
            <text:p>1.05459942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27">
            <text:p>927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14385">
            <text:p>14385</text:p>
          </table:table-cell>
          <table:table-cell office:value-type="float" office:value="27016">
            <text:p>27016</text:p>
          </table:table-cell>
          <table:table-cell office:value-type="float" office:value="58087">
            <text:p>58087</text:p>
          </table:table-cell>
          <table:table-cell office:value-type="float" office:value="-6.125">
            <text:p>-6.125</text:p>
          </table:table-cell>
          <table:table-cell office:value-type="float" office:value="-66.375">
            <text:p>-66.375</text:p>
          </table:table-cell>
          <table:table-cell office:value-type="float" office:value="931.625">
            <text:p>931.625</text:p>
          </table:table-cell>
          <table:table-cell office:value-type="float" office:value="-0.000425790754257908">
            <text:p>-0.0004257908</text:p>
          </table:table-cell>
          <table:table-cell office:value-type="float" office:value="-0.00245687740598164">
            <text:p>-0.0024568774</text:p>
          </table:table-cell>
          <table:table-cell office:value-type="float" office:value="0.0160384423364953">
            <text:p>0.0160384423</text:p>
          </table:table-cell>
          <table:table-cell office:value-type="float" office:value="0.99851008770372">
            <text:p>0.9985100877</text:p>
          </table:table-cell>
          <table:table-cell office:value-type="float" office:value="0.991412760122377">
            <text:p>0.9914127601</text:p>
          </table:table-cell>
          <table:table-cell office:value-type="float" office:value="1.05663872217759">
            <text:p>1.05663872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76">
            <text:p>1776</text:p>
          </table:table-cell>
          <table:table-cell office:value-type="float" office:value="14312">
            <text:p>14312</text:p>
          </table:table-cell>
          <table:table-cell office:value-type="float" office:value="26879">
            <text:p>26879</text:p>
          </table:table-cell>
          <table:table-cell office:value-type="float" office:value="55303">
            <text:p>55303</text:p>
          </table:table-cell>
          <table:table-cell office:value-type="float" office:value="-295.25">
            <text:p>-295.25</text:p>
          </table:table-cell>
          <table:table-cell office:value-type="float" office:value="-464.75">
            <text:p>-464.75</text:p>
          </table:table-cell>
          <table:table-cell office:value-type="float" office:value="134.125">
            <text:p>134.125</text:p>
          </table:table-cell>
          <table:table-cell office:value-type="float" office:value="-0.0206295416433762">
            <text:p>-0.0206295416</text:p>
          </table:table-cell>
          <table:table-cell office:value-type="float" office:value="-0.0172904497935191">
            <text:p>-0.0172904498</text:p>
          </table:table-cell>
          <table:table-cell office:value-type="float" office:value="0.00242527530152071">
            <text:p>0.0024252753</text:p>
          </table:table-cell>
          <table:table-cell office:value-type="float" office:value="0.928630737105478">
            <text:p>0.9286307371</text:p>
          </table:table-cell>
          <table:table-cell office:value-type="float" office:value="0.940069386644645">
            <text:p>0.9400693866</text:p>
          </table:table-cell>
          <table:table-cell office:value-type="float" office:value="1.00849999219749">
            <text:p>1.0084999922</text:p>
          </table:table-cell>
          <table:table-cell office:value-type="float" office:value="-33.2519596815648">
            <text:p>-33.25195968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829">
            <text:p>829</text:p>
          </table:table-cell>
          <table:table-cell office:value-type="float" office:value="1721">
            <text:p>1721</text:p>
          </table:table-cell>
          <table:table-cell office:value-type="float" office:value="14052">
            <text:p>14052</text:p>
          </table:table-cell>
          <table:table-cell office:value-type="float" office:value="26129">
            <text:p>26129</text:p>
          </table:table-cell>
          <table:table-cell office:value-type="float" office:value="52867">
            <text:p>52867</text:p>
          </table:table-cell>
          <table:table-cell office:value-type="float" office:value="-120.875">
            <text:p>-120.875</text:p>
          </table:table-cell>
          <table:table-cell office:value-type="float" office:value="215.125">
            <text:p>215.125</text:p>
          </table:table-cell>
          <table:table-cell office:value-type="float" office:value="195.75">
            <text:p>195.75</text:p>
          </table:table-cell>
          <table:table-cell office:value-type="float" office:value="-0.00860197836606889">
            <text:p>-0.0086019784</text:p>
          </table:table-cell>
          <table:table-cell office:value-type="float" office:value="0.00823318917677676">
            <text:p>0.0082331892</text:p>
          </table:table-cell>
          <table:table-cell office:value-type="float" office:value="0.00370268787712562">
            <text:p>0.0037026879</text:p>
          </table:table-cell>
          <table:table-cell office:value-type="float" office:value="0.970038104021107">
            <text:p>0.970038104</text:p>
          </table:table-cell>
          <table:table-cell office:value-type="float" office:value="1.0289490215106">
            <text:p>1.0289490215</text:p>
          </table:table-cell>
          <table:table-cell office:value-type="float" office:value="1.01298627896907">
            <text:p>1.0129862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84">
            <text:p>884</text:p>
          </table:table-cell>
          <table:table-cell table:number-columns-repeated="2" office:value-type="float" office:value="1798">
            <text:p>1798</text:p>
          </table:table-cell>
          <table:table-cell office:value-type="float" office:value="14677">
            <text:p>14677</text:p>
          </table:table-cell>
          <table:table-cell office:value-type="float" office:value="27565">
            <text:p>27565</text:p>
          </table:table-cell>
          <table:table-cell office:value-type="float" office:value="56956">
            <text:p>56956</text:p>
          </table:table-cell>
          <table:table-cell office:value-type="float" office:value="-200.5">
            <text:p>-200.5</text:p>
          </table:table-cell>
          <table:table-cell office:value-type="float" office:value="-355.125">
            <text:p>-355.125</text:p>
          </table:table-cell>
          <table:table-cell office:value-type="float" office:value="-89.875">
            <text:p>-89.875</text:p>
          </table:table-cell>
          <table:table-cell office:value-type="float" office:value="-0.0136608298698644">
            <text:p>-0.0136608299</text:p>
          </table:table-cell>
          <table:table-cell office:value-type="float" office:value="-0.0128831851986214">
            <text:p>-0.0128831852</text:p>
          </table:table-cell>
          <table:table-cell office:value-type="float" office:value="-0.00157797246997682">
            <text:p>-0.0015779725</text:p>
          </table:table-cell>
          <table:table-cell office:value-type="float" office:value="0.952552867270032">
            <text:p>0.9525528673</text:p>
          </table:table-cell>
          <table:table-cell office:value-type="float" office:value="0.955234165668114">
            <text:p>0.9552341657</text:p>
          </table:table-cell>
          <table:table-cell office:value-type="float" office:value="0.994481976749428">
            <text:p>0.99448197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15404">
            <text:p>15404</text:p>
          </table:table-cell>
          <table:table-cell office:value-type="float" office:value="28983">
            <text:p>28983</text:p>
          </table:table-cell>
          <table:table-cell office:value-type="float" office:value="59595">
            <text:p>59595</text:p>
          </table:table-cell>
          <table:table-cell office:value-type="float" office:value="-78.625">
            <text:p>-78.625</text:p>
          </table:table-cell>
          <table:table-cell office:value-type="float" office:value="-62.25">
            <text:p>-62.25</text:p>
          </table:table-cell>
          <table:table-cell office:value-type="float" office:value="-750.375">
            <text:p>-750.375</text:p>
          </table:table-cell>
          <table:table-cell office:value-type="float" office:value="-0.00510419371591794">
            <text:p>-0.0051041937</text:p>
          </table:table-cell>
          <table:table-cell office:value-type="float" office:value="-0.00214781078563296">
            <text:p>-0.0021478108</text:p>
          </table:table-cell>
          <table:table-cell office:value-type="float" office:value="-0.0125912408759124">
            <text:p>-0.0125912409</text:p>
          </table:table-cell>
          <table:table-cell office:value-type="float" office:value="0.982186385469527">
            <text:p>0.9821863855</text:p>
          </table:table-cell>
          <table:table-cell office:value-type="float" office:value="0.99249170390898">
            <text:p>0.9924917039</text:p>
          </table:table-cell>
          <table:table-cell office:value-type="float" office:value="0.956241394054025">
            <text:p>0.95624139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32">
            <text:p>1032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14434">
            <text:p>14434</text:p>
          </table:table-cell>
          <table:table-cell office:value-type="float" office:value="27107">
            <text:p>27107</text:p>
          </table:table-cell>
          <table:table-cell office:value-type="float" office:value="57333">
            <text:p>57333</text:p>
          </table:table-cell>
          <table:table-cell office:value-type="float" office:value="2.375">
            <text:p>2.375</text:p>
          </table:table-cell>
          <table:table-cell office:value-type="float" office:value="14.2">
            <text:p>14.2</text:p>
          </table:table-cell>
          <table:table-cell office:value-type="float" office:value="-130.125">
            <text:p>-130.125</text:p>
          </table:table-cell>
          <table:table-cell office:value-type="float" office:value="0.000164542053484827">
            <text:p>0.0001645421</text:p>
          </table:table-cell>
          <table:table-cell office:value-type="float" office:value="0.000523849928062862">
            <text:p>0.0005238499</text:p>
          </table:table-cell>
          <table:table-cell office:value-type="float" office:value="-0.00226963528857726">
            <text:p>-0.0022696353</text:p>
          </table:table-cell>
          <table:table-cell office:value-type="float" office:value="1.00057595025241">
            <text:p>1.0005759503</text:p>
          </table:table-cell>
          <table:table-cell office:value-type="float" office:value="1.00183401260896">
            <text:p>1.0018340126</text:p>
          </table:table-cell>
          <table:table-cell office:value-type="float" office:value="0.992066372928892">
            <text:p>0.99206637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978">
            <text:p>978</text:p>
          </table:table-cell>
          <table:table-cell office:value-type="float" office:value="1964">
            <text:p>1964</text:p>
          </table:table-cell>
          <table:table-cell office:value-type="float" office:value="14350">
            <text:p>14350</text:p>
          </table:table-cell>
          <table:table-cell office:value-type="float" office:value="27241">
            <text:p>27241</text:p>
          </table:table-cell>
          <table:table-cell office:value-type="float" office:value="59421">
            <text:p>59421</text:p>
          </table:table-cell>
          <table:table-cell office:value-type="float" office:value="39.8571428571429">
            <text:p>39.8571428571</text:p>
          </table:table-cell>
          <table:table-cell office:value-type="float" office:value="278">
            <text:p>278</text:p>
          </table:table-cell>
          <table:table-cell office:value-type="float" office:value="199.285714285714">
            <text:p>199.2857142857</text:p>
          </table:table-cell>
          <table:table-cell office:value-type="float" office:value="0.0027775012444002">
            <text:p>0.0027775012</text:p>
          </table:table-cell>
          <table:table-cell office:value-type="float" office:value="0.0102052053889358">
            <text:p>0.0102052054</text:p>
          </table:table-cell>
          <table:table-cell office:value-type="float" office:value="0.00335379267070083">
            <text:p>0.0033537927</text:p>
          </table:table-cell>
          <table:table-cell office:value-type="float" office:value="1.0097363748012">
            <text:p>1.0097363748</text:p>
          </table:table-cell>
          <table:table-cell office:value-type="float" office:value="1.03592234544665">
            <text:p>1.0359223454</text:p>
          </table:table-cell>
          <table:table-cell office:value-type="float" office:value="1.011760320281">
            <text:p>1.01176032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995">
            <text:p>995</text:p>
          </table:table-cell>
          <table:table-cell office:value-type="float" office:value="2003">
            <text:p>2003</text:p>
          </table:table-cell>
          <table:table-cell office:value-type="float" office:value="14376">
            <text:p>14376</text:p>
          </table:table-cell>
          <table:table-cell office:value-type="float" office:value="27332">
            <text:p>27332</text:p>
          </table:table-cell>
          <table:table-cell office:value-type="float" office:value="56237">
            <text:p>56237</text:p>
          </table:table-cell>
          <table:table-cell office:value-type="float" office:value="0">
            <text:p>0</text:p>
          </table:table-cell>
          <table:table-cell office:value-type="float" office:value="-391.2">
            <text:p>-391.2</text:p>
          </table:table-cell>
          <table:table-cell office:value-type="float" office:value="-449">
            <text:p>-449</text:p>
          </table:table-cell>
          <table:table-cell office:value-type="float" office:value="0">
            <text:p>0</text:p>
          </table:table-cell>
          <table:table-cell office:value-type="float" office:value="-0.0143128933118689">
            <text:p>-0.0143128933</text:p>
          </table:table-cell>
          <table:table-cell office:value-type="float" office:value="-0.0079840674289169">
            <text:p>-0.0079840674</text:p>
          </table:table-cell>
          <table:table-cell office:value-type="float" office:value="1.01">
            <text:p>1.01</text:p>
          </table:table-cell>
          <table:table-cell office:value-type="float" office:value="0.950306396881775">
            <text:p>0.9503063969</text:p>
          </table:table-cell>
          <table:table-cell office:value-type="float" office:value="0.972180704850901">
            <text:p>0.97218070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80">
            <text:p>880</text:p>
          </table:table-cell>
          <table:table-cell table:number-columns-repeated="2" office:value-type="float" office:value="1907">
            <text:p>1907</text:p>
          </table:table-cell>
          <table:table-cell office:value-type="float" office:value="13756">
            <text:p>13756</text:p>
          </table:table-cell>
          <table:table-cell office:value-type="float" office:value="25992">
            <text:p>25992</text:p>
          </table:table-cell>
          <table:table-cell office:value-type="float" office:value="52084">
            <text:p>52084</text:p>
          </table:table-cell>
          <table:table-cell office:value-type="float" office:value="-214.6">
            <text:p>-214.6</text:p>
          </table:table-cell>
          <table:table-cell office:value-type="float" office:value="0">
            <text:p>0</text:p>
          </table:table-cell>
          <table:table-cell office:value-type="float" office:value="-1066.6">
            <text:p>-1066.6</text:p>
          </table:table-cell>
          <table:table-cell office:value-type="float" office:value="-0.0156004652515266">
            <text:p>-0.0156004653</text:p>
          </table:table-cell>
          <table:table-cell office:value-type="float" office:value="0">
            <text:p>0</text:p>
          </table:table-cell>
          <table:table-cell office:value-type="float" office:value="-0.0204784578757392">
            <text:p>-0.0204784579</text:p>
          </table:table-cell>
          <table:table-cell office:value-type="float" office:value="0.945875385671142">
            <text:p>0.9458753857</text:p>
          </table:table-cell>
          <table:table-cell office:value-type="float" office:value="1">
            <text:p>1</text:p>
          </table:table-cell>
          <table:table-cell office:value-type="float" office:value="0.929147357219371">
            <text:p>0.9291473572</text:p>
          </table:table-cell>
          <table:table-cell table:number-columns-repeated="2" office:value-type="float" office:value="0">
            <text:p>0</text:p>
          </table:table-cell>
          <table:table-cell office:value-type="float" office:value="-33.4998571257828">
            <text:p>-33.499857125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82">
            <text:p>782</text:p>
          </table:table-cell>
          <table:table-cell office:value-type="float" office:value="1823">
            <text:p>1823</text:p>
          </table:table-cell>
          <table:table-cell office:value-type="float" office:value="13548">
            <text:p>13548</text:p>
          </table:table-cell>
          <table:table-cell office:value-type="float" office:value="26373">
            <text:p>26373</text:p>
          </table:table-cell>
          <table:table-cell office:value-type="float" office:value="54262">
            <text:p>54262</text:p>
          </table:table-cell>
          <table:table-cell office:value-type="float" office:value="0">
            <text:p>0</text:p>
          </table:table-cell>
          <table:table-cell office:value-type="float" office:value="-164.25">
            <text:p>-164.25</text:p>
          </table:table-cell>
          <table:table-cell office:value-type="float" office:value="-767.75">
            <text:p>-767.75</text:p>
          </table:table-cell>
          <table:table-cell office:value-type="float" office:value="0">
            <text:p>0</text:p>
          </table:table-cell>
          <table:table-cell office:value-type="float" office:value="-0.00622796041405983">
            <text:p>-0.0062279604</text:p>
          </table:table-cell>
          <table:table-cell office:value-type="float" office:value="-0.0141489440123844">
            <text:p>-0.014148944</text:p>
          </table:table-cell>
          <table:table-cell office:value-type="float" office:value="0.95">
            <text:p>0.95</text:p>
          </table:table-cell>
          <table:table-cell office:value-type="float" office:value="0.978278162032992">
            <text:p>0.978278162</text:p>
          </table:table-cell>
          <table:table-cell office:value-type="float" office:value="0.950871073485319">
            <text:p>0.95087107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909">
            <text:p>909</text:p>
          </table:table-cell>
          <table:table-cell office:value-type="float" office:value="1964">
            <text:p>1964</text:p>
          </table:table-cell>
          <table:table-cell office:value-type="float" office:value="13342">
            <text:p>13342</text:p>
          </table:table-cell>
          <table:table-cell office:value-type="float" office:value="26045">
            <text:p>26045</text:p>
          </table:table-cell>
          <table:table-cell office:value-type="float" office:value="53497">
            <text:p>53497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3" office:value-type="float" office:value="5">
            <text:p>5</text:p>
          </table:table-cell>
          <table:table-cell office:value-type="float" office:value="988">
            <text:p>988</text:p>
          </table:table-cell>
          <table:table-cell table:number-columns-repeated="2" office:value-type="float" office:value="2055">
            <text:p>2055</text:p>
          </table:table-cell>
          <table:table-cell office:value-type="float" office:value="13140">
            <text:p>13140</text:p>
          </table:table-cell>
          <table:table-cell office:value-type="float" office:value="25993">
            <text:p>25993</text:p>
          </table:table-cell>
          <table:table-cell office:value-type="float" office:value="52742">
            <text:p>52742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34">
            <text:p>234</text:p>
          </table:table-cell>
          <table:table-cell office:value-type="float" office:value="12107">
            <text:p>12107</text:p>
          </table:table-cell>
          <table:table-cell office:value-type="float" office:value="33197">
            <text:p>33197</text:p>
          </table:table-cell>
          <table:table-cell office:value-type="float" office:value="24.24">
            <text:p>24.24</text:p>
          </table:table-cell>
          <table:table-cell table:number-columns-repeated="3" office:value-type="float" office:value="5">
            <text:p>5</text:p>
          </table:table-cell>
          <table:table-cell office:value-type="float" office:value="901">
            <text:p>901</text:p>
          </table:table-cell>
          <table:table-cell table:number-columns-repeated="2" office:value-type="float" office:value="1977">
            <text:p>1977</text:p>
          </table:table-cell>
          <table:table-cell office:value-type="float" office:value="12941">
            <text:p>12941</text:p>
          </table:table-cell>
          <table:table-cell office:value-type="float" office:value="25993">
            <text:p>25993</text:p>
          </table:table-cell>
          <table:table-cell office:value-type="float" office:value="51998">
            <text:p>51998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27.666666666667">
            <text:p>227.6666666667</text:p>
          </table:table-cell>
          <table:table-cell office:value-type="float" office:value="12216.3333333333">
            <text:p>12216.3333333333</text:p>
          </table:table-cell>
          <table:table-cell office:value-type="float" office:value="30078.3333333333">
            <text:p>30078.3333333333</text:p>
          </table:table-cell>
          <table:table-cell office:value-type="float" office:value="24.3566666666667">
            <text:p>24.35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968">
            <text:p>968</text:p>
          </table:table-cell>
          <table:table-cell office:value-type="float" office:value="1387">
            <text:p>1387</text:p>
          </table:table-cell>
          <table:table-cell office:value-type="float" office:value="2049">
            <text:p>2049</text:p>
          </table:table-cell>
          <table:table-cell office:value-type="float" office:value="12745">
            <text:p>12745</text:p>
          </table:table-cell>
          <table:table-cell office:value-type="float" office:value="25583">
            <text:p>25583</text:p>
          </table:table-cell>
          <table:table-cell office:value-type="float" office:value="51265">
            <text:p>51265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2" table:number-columns-repeated="4" table:default-cell-style-name="Default"/>
        <table:table-column table:style-name="co17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4">
            <text:p>24.4</text:p>
          </table:table-cell>
          <table:table-cell office:value-type="float" office:value="30.4">
            <text:p>30.4</text:p>
          </table:table-cell>
          <table:table-cell office:value-type="float" office:value="52.5">
            <text:p>52.5</text:p>
          </table:table-cell>
          <table:table-cell office:value-type="float" office:value="24167">
            <text:p>24167</text:p>
          </table:table-cell>
          <table:table-cell office:value-type="float" office:value="29480">
            <text:p>29480</text:p>
          </table:table-cell>
          <table:table-cell office:value-type="float" office:value="30487">
            <text:p>304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2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29:23.48</dc:date>
    <dc:creator>Liam Widdess</dc:creator>
    <meta:editing-duration>P2DT3H30M46S</meta:editing-duration>
    <meta:editing-cycles>185</meta:editing-cycles>
    <meta:generator>OpenOffice/4.1.7$Win32 OpenOffice.org_project/417m1$Build-9800</meta:generator>
    <meta:document-statistic meta:table-count="8" meta:cell-count="1193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8">
                <text:p>10538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780">
                <text:p>15780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553">
                <text:p>16553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741">
                <text:p>1574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060">
                <text:p>8060</text:p>
              </table:table-cell>
              <table:table-cell office:value-type="float" office:value="10512">
                <text:p>10512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882">
                <text:p>7882</text:p>
              </table:table-cell>
              <table:table-cell office:value-type="float" office:value="10352">
                <text:p>10352</text:p>
              </table:table-cell>
              <table:table-cell office:value-type="float" office:value="15478">
                <text:p>15478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705">
                <text:p>7705</text:p>
              </table:table-cell>
              <table:table-cell office:value-type="float" office:value="10432">
                <text:p>10432</text:p>
              </table:table-cell>
              <table:table-cell office:value-type="float" office:value="16545">
                <text:p>1654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148">
                <text:p>8148</text:p>
              </table:table-cell>
              <table:table-cell office:value-type="float" office:value="10552">
                <text:p>10552</text:p>
              </table:table-cell>
              <table:table-cell office:value-type="float" office:value="15829">
                <text:p>1582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100">
                <text:p>8100</text:p>
              </table:table-cell>
              <table:table-cell office:value-type="float" office:value="10472">
                <text:p>10472</text:p>
              </table:table-cell>
              <table:table-cell office:value-type="float" office:value="15430">
                <text:p>15430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755">
                <text:p>7755</text:p>
              </table:table-cell>
              <table:table-cell office:value-type="float" office:value="11368">
                <text:p>11368</text:p>
              </table:table-cell>
              <table:table-cell office:value-type="float" office:value="18213">
                <text:p>1821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954">
                <text:p>7954</text:p>
              </table:table-cell>
              <table:table-cell office:value-type="float" office:value="12194">
                <text:p>12194</text:p>
              </table:table-cell>
              <table:table-cell office:value-type="float" office:value="16644">
                <text:p>1664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085">
                <text:p>8085</text:p>
              </table:table-cell>
              <table:table-cell office:value-type="float" office:value="11009">
                <text:p>11009</text:p>
              </table:table-cell>
              <table:table-cell office:value-type="float" office:value="15492">
                <text:p>1549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002">
                <text:p>8002</text:p>
              </table:table-cell>
              <table:table-cell office:value-type="float" office:value="11028">
                <text:p>11028</text:p>
              </table:table-cell>
              <table:table-cell office:value-type="float" office:value="15777">
                <text:p>15777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921">
                <text:p>7921</text:p>
              </table:table-cell>
              <table:table-cell office:value-type="float" office:value="11072">
                <text:p>11072</text:p>
              </table:table-cell>
              <table:table-cell office:value-type="float" office:value="18213">
                <text:p>182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858">
                <text:p>7858</text:p>
              </table:table-cell>
              <table:table-cell office:value-type="float" office:value="11432">
                <text:p>11432</text:p>
              </table:table-cell>
              <table:table-cell office:value-type="float" office:value="16535">
                <text:p>16535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106">
                <text:p>8106</text:p>
              </table:table-cell>
              <table:table-cell office:value-type="float" office:value="11080">
                <text:p>11080</text:p>
              </table:table-cell>
              <table:table-cell office:value-type="float" office:value="18467">
                <text:p>18467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678">
                <text:p>8678</text:p>
              </table:table-cell>
              <table:table-cell office:value-type="float" office:value="12326">
                <text:p>12326</text:p>
              </table:table-cell>
              <table:table-cell office:value-type="float" office:value="21210">
                <text:p>2121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522">
                <text:p>8522</text:p>
              </table:table-cell>
              <table:table-cell office:value-type="float" office:value="13169">
                <text:p>13169</text:p>
              </table:table-cell>
              <table:table-cell office:value-type="float" office:value="19533">
                <text:p>195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930">
                <text:p>8930</text:p>
              </table:table-cell>
              <table:table-cell office:value-type="float" office:value="12348">
                <text:p>12348</text:p>
              </table:table-cell>
              <table:table-cell office:value-type="float" office:value="19197">
                <text:p>1919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802">
                <text:p>8802</text:p>
              </table:table-cell>
              <table:table-cell office:value-type="float" office:value="13628">
                <text:p>13628</text:p>
              </table:table-cell>
              <table:table-cell office:value-type="float" office:value="19810">
                <text:p>19810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323">
                <text:p>8323</text:p>
              </table:table-cell>
              <table:table-cell office:value-type="float" office:value="14265">
                <text:p>14265</text:p>
              </table:table-cell>
              <table:table-cell office:value-type="float" office:value="20320">
                <text:p>2032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373">
                <text:p>8373</text:p>
              </table:table-cell>
              <table:table-cell office:value-type="float" office:value="14047">
                <text:p>14047</text:p>
              </table:table-cell>
              <table:table-cell office:value-type="float" office:value="22167">
                <text:p>221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742">
                <text:p>8742</text:p>
              </table:table-cell>
              <table:table-cell office:value-type="float" office:value="14688">
                <text:p>14688</text:p>
              </table:table-cell>
              <table:table-cell office:value-type="float" office:value="25166">
                <text:p>25166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910">
                <text:p>9910</text:p>
              </table:table-cell>
              <table:table-cell office:value-type="float" office:value="16126">
                <text:p>16126</text:p>
              </table:table-cell>
              <table:table-cell office:value-type="float" office:value="27287">
                <text:p>2728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228">
                <text:p>11228</text:p>
              </table:table-cell>
              <table:table-cell office:value-type="float" office:value="15450">
                <text:p>15450</text:p>
              </table:table-cell>
              <table:table-cell office:value-type="float" office:value="27017">
                <text:p>270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815">
                <text:p>10815</text:p>
              </table:table-cell>
              <table:table-cell office:value-type="float" office:value="15801">
                <text:p>15801</text:p>
              </table:table-cell>
              <table:table-cell office:value-type="float" office:value="26355">
                <text:p>2635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534">
                <text:p>10534</text:p>
              </table:table-cell>
              <table:table-cell office:value-type="float" office:value="17610">
                <text:p>17610</text:p>
              </table:table-cell>
              <table:table-cell office:value-type="float" office:value="26519">
                <text:p>26519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552">
                <text:p>10552</text:p>
              </table:table-cell>
              <table:table-cell office:value-type="float" office:value="18200">
                <text:p>18200</text:p>
              </table:table-cell>
              <table:table-cell office:value-type="float" office:value="26783">
                <text:p>2678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933">
                <text:p>10933</text:p>
              </table:table-cell>
              <table:table-cell office:value-type="float" office:value="18706">
                <text:p>18706</text:p>
              </table:table-cell>
              <table:table-cell office:value-type="float" office:value="28475">
                <text:p>2847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914">
                <text:p>11914</text:p>
              </table:table-cell>
              <table:table-cell office:value-type="float" office:value="18112">
                <text:p>18112</text:p>
              </table:table-cell>
              <table:table-cell office:value-type="float" office:value="29479">
                <text:p>29479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482">
                <text:p>13482</text:p>
              </table:table-cell>
              <table:table-cell office:value-type="float" office:value="18518">
                <text:p>18518</text:p>
              </table:table-cell>
              <table:table-cell office:value-type="float" office:value="31337">
                <text:p>31337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821">
                <text:p>14821</text:p>
              </table:table-cell>
              <table:table-cell office:value-type="float" office:value="19520">
                <text:p>19520</text:p>
              </table:table-cell>
              <table:table-cell office:value-type="float" office:value="31588">
                <text:p>3158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30">
                <text:p>14230</text:p>
              </table:table-cell>
              <table:table-cell office:value-type="float" office:value="20266">
                <text:p>20266</text:p>
              </table:table-cell>
              <table:table-cell office:value-type="float" office:value="29858">
                <text:p>2985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632">
                <text:p>13632</text:p>
              </table:table-cell>
              <table:table-cell office:value-type="float" office:value="20450">
                <text:p>20450</text:p>
              </table:table-cell>
              <table:table-cell office:value-type="float" office:value="28614">
                <text:p>2861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804">
                <text:p>13804</text:p>
              </table:table-cell>
              <table:table-cell office:value-type="float" office:value="22157">
                <text:p>22157</text:p>
              </table:table-cell>
              <table:table-cell office:value-type="float" office:value="31404">
                <text:p>3140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772">
                <text:p>14772</text:p>
              </table:table-cell>
              <table:table-cell office:value-type="float" office:value="22472">
                <text:p>22472</text:p>
              </table:table-cell>
              <table:table-cell office:value-type="float" office:value="33404">
                <text:p>3340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395">
                <text:p>15395</text:p>
              </table:table-cell>
              <table:table-cell office:value-type="float" office:value="21002">
                <text:p>21002</text:p>
              </table:table-cell>
              <table:table-cell office:value-type="float" office:value="35242">
                <text:p>352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823">
                <text:p>15823</text:p>
              </table:table-cell>
              <table:table-cell office:value-type="float" office:value="22632">
                <text:p>22632</text:p>
              </table:table-cell>
              <table:table-cell office:value-type="float" office:value="39565">
                <text:p>3956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648">
                <text:p>16648</text:p>
              </table:table-cell>
              <table:table-cell office:value-type="float" office:value="23861">
                <text:p>23861</text:p>
              </table:table-cell>
              <table:table-cell office:value-type="float" office:value="41414">
                <text:p>41414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7108">
                <text:p>17108</text:p>
              </table:table-cell>
              <table:table-cell office:value-type="float" office:value="24155">
                <text:p>24155</text:p>
              </table:table-cell>
              <table:table-cell office:value-type="float" office:value="41422">
                <text:p>4142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896">
                <text:p>15896</text:p>
              </table:table-cell>
              <table:table-cell office:value-type="float" office:value="25148">
                <text:p>25148</text:p>
              </table:table-cell>
              <table:table-cell office:value-type="float" office:value="42907">
                <text:p>42907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6631">
                <text:p>26631</text:p>
              </table:table-cell>
              <table:table-cell office:value-type="float" office:value="44725">
                <text:p>44725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688">
                <text:p>16688</text:p>
              </table:table-cell>
              <table:table-cell office:value-type="float" office:value="28406">
                <text:p>28406</text:p>
              </table:table-cell>
              <table:table-cell office:value-type="float" office:value="47054">
                <text:p>47054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454">
                <text:p>17454</text:p>
              </table:table-cell>
              <table:table-cell office:value-type="float" office:value="29382">
                <text:p>29382</text:p>
              </table:table-cell>
              <table:table-cell office:value-type="float" office:value="49829">
                <text:p>49829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663">
                <text:p>18663</text:p>
              </table:table-cell>
              <table:table-cell office:value-type="float" office:value="30993">
                <text:p>30993</text:p>
              </table:table-cell>
              <table:table-cell office:value-type="float" office:value="53182">
                <text:p>53182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377">
                <text:p>20377</text:p>
              </table:table-cell>
              <table:table-cell office:value-type="float" office:value="31444">
                <text:p>31444</text:p>
              </table:table-cell>
              <table:table-cell office:value-type="float" office:value="51780">
                <text:p>51780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612">
                <text:p>21612</text:p>
              </table:table-cell>
              <table:table-cell office:value-type="float" office:value="32974">
                <text:p>32974</text:p>
              </table:table-cell>
              <table:table-cell office:value-type="float" office:value="49534">
                <text:p>49534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505">
                <text:p>21505</text:p>
              </table:table-cell>
              <table:table-cell office:value-type="float" office:value="34658">
                <text:p>34658</text:p>
              </table:table-cell>
              <table:table-cell office:value-type="float" office:value="49397">
                <text:p>49397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429">
                <text:p>22429</text:p>
              </table:table-cell>
              <table:table-cell office:value-type="float" office:value="30627">
                <text:p>30627</text:p>
              </table:table-cell>
              <table:table-cell office:value-type="float" office:value="50886">
                <text:p>5088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9939">
                <text:p>19939</text:p>
              </table:table-cell>
              <table:table-cell office:value-type="float" office:value="30548">
                <text:p>30548</text:p>
              </table:table-cell>
              <table:table-cell office:value-type="float" office:value="50200">
                <text:p>50200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192">
                <text:p>16192</text:p>
              </table:table-cell>
              <table:table-cell office:value-type="float" office:value="30719">
                <text:p>30719</text:p>
              </table:table-cell>
              <table:table-cell office:value-type="float" office:value="47386">
                <text:p>4738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4421">
                <text:p>14421</text:p>
              </table:table-cell>
              <table:table-cell office:value-type="float" office:value="32078">
                <text:p>32078</text:p>
              </table:table-cell>
              <table:table-cell office:value-type="float" office:value="48128">
                <text:p>48128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6951">
                <text:p>16951</text:p>
              </table:table-cell>
              <table:table-cell office:value-type="float" office:value="29143">
                <text:p>29143</text:p>
              </table:table-cell>
              <table:table-cell office:value-type="float" office:value="49466">
                <text:p>49466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600">
                <text:p>18600</text:p>
              </table:table-cell>
              <table:table-cell office:value-type="float" office:value="28695">
                <text:p>28695</text:p>
              </table:table-cell>
              <table:table-cell office:value-type="float" office:value="48489">
                <text:p>48489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6192">
                <text:p>16192</text:p>
              </table:table-cell>
              <table:table-cell office:value-type="float" office:value="27210">
                <text:p>27210</text:p>
              </table:table-cell>
              <table:table-cell office:value-type="float" office:value="46106">
                <text:p>46106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4421">
                <text:p>14421</text:p>
              </table:table-cell>
              <table:table-cell office:value-type="float" office:value="26793">
                <text:p>26793</text:p>
              </table:table-cell>
              <table:table-cell office:value-type="float" office:value="46213">
                <text:p>4621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6951">
                <text:p>16951</text:p>
              </table:table-cell>
              <table:table-cell office:value-type="float" office:value="27528">
                <text:p>27528</text:p>
              </table:table-cell>
              <table:table-cell office:value-type="float" office:value="42195">
                <text:p>42195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6192">
                <text:p>16192</text:p>
              </table:table-cell>
              <table:table-cell office:value-type="float" office:value="25075">
                <text:p>25075</text:p>
              </table:table-cell>
              <table:table-cell office:value-type="float" office:value="41760">
                <text:p>4176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4093">
                <text:p>14093</text:p>
              </table:table-cell>
              <table:table-cell office:value-type="float" office:value="23545">
                <text:p>23545</text:p>
              </table:table-cell>
              <table:table-cell office:value-type="float" office:value="41160">
                <text:p>41160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5028">
                <text:p>15028</text:p>
              </table:table-cell>
              <table:table-cell office:value-type="float" office:value="25636">
                <text:p>25636</text:p>
              </table:table-cell>
              <table:table-cell office:value-type="float" office:value="43935">
                <text:p>43935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7034">
                <text:p>17034</text:p>
              </table:table-cell>
              <table:table-cell office:value-type="float" office:value="27094">
                <text:p>27094</text:p>
              </table:table-cell>
              <table:table-cell office:value-type="float" office:value="48314">
                <text:p>48314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7195">
                <text:p>17195</text:p>
              </table:table-cell>
              <table:table-cell office:value-type="float" office:value="27440">
                <text:p>27440</text:p>
              </table:table-cell>
              <table:table-cell office:value-type="float" office:value="49735">
                <text:p>49735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5751">
                <text:p>15751</text:p>
              </table:table-cell>
              <table:table-cell office:value-type="float" office:value="27038">
                <text:p>27038</text:p>
              </table:table-cell>
              <table:table-cell office:value-type="float" office:value="50402">
                <text:p>5040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6796">
                <text:p>16796</text:p>
              </table:table-cell>
              <table:table-cell office:value-type="float" office:value="27810">
                <text:p>27810</text:p>
              </table:table-cell>
              <table:table-cell office:value-type="float" office:value="51620">
                <text:p>51620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4960">
                <text:p>14960</text:p>
              </table:table-cell>
              <table:table-cell office:value-type="float" office:value="27368">
                <text:p>27368</text:p>
              </table:table-cell>
              <table:table-cell office:value-type="float" office:value="51504">
                <text:p>5150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3294">
                <text:p>13294</text:p>
              </table:table-cell>
              <table:table-cell office:value-type="float" office:value="26092">
                <text:p>26092</text:p>
              </table:table-cell>
              <table:table-cell office:value-type="float" office:value="49909">
                <text:p>49909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5453">
                <text:p>15453</text:p>
              </table:table-cell>
              <table:table-cell office:value-type="float" office:value="28179">
                <text:p>28179</text:p>
              </table:table-cell>
              <table:table-cell office:value-type="float" office:value="52142">
                <text:p>52142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6796">
                <text:p>16796</text:p>
              </table:table-cell>
              <table:table-cell office:value-type="float" office:value="30045">
                <text:p>30045</text:p>
              </table:table-cell>
              <table:table-cell office:value-type="float" office:value="56260">
                <text:p>5626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5317">
                <text:p>15317</text:p>
              </table:table-cell>
              <table:table-cell office:value-type="float" office:value="28094">
                <text:p>28094</text:p>
              </table:table-cell>
              <table:table-cell office:value-type="float" office:value="57855">
                <text:p>57855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4858">
                <text:p>14858</text:p>
              </table:table-cell>
              <table:table-cell office:value-type="float" office:value="28072">
                <text:p>28072</text:p>
              </table:table-cell>
              <table:table-cell office:value-type="float" office:value="56956">
                <text:p>5695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4385">
                <text:p>14385</text:p>
              </table:table-cell>
              <table:table-cell office:value-type="float" office:value="27016">
                <text:p>27016</text:p>
              </table:table-cell>
              <table:table-cell office:value-type="float" office:value="58087">
                <text:p>58087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4312">
                <text:p>14312</text:p>
              </table:table-cell>
              <table:table-cell office:value-type="float" office:value="26879">
                <text:p>26879</text:p>
              </table:table-cell>
              <table:table-cell office:value-type="float" office:value="55303">
                <text:p>55303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4052">
                <text:p>14052</text:p>
              </table:table-cell>
              <table:table-cell office:value-type="float" office:value="26129">
                <text:p>26129</text:p>
              </table:table-cell>
              <table:table-cell office:value-type="float" office:value="52867">
                <text:p>52867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4677">
                <text:p>14677</text:p>
              </table:table-cell>
              <table:table-cell office:value-type="float" office:value="27565">
                <text:p>27565</text:p>
              </table:table-cell>
              <table:table-cell office:value-type="float" office:value="56956">
                <text:p>5695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5404">
                <text:p>15404</text:p>
              </table:table-cell>
              <table:table-cell office:value-type="float" office:value="28983">
                <text:p>28983</text:p>
              </table:table-cell>
              <table:table-cell office:value-type="float" office:value="59595">
                <text:p>59595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4434">
                <text:p>14434</text:p>
              </table:table-cell>
              <table:table-cell office:value-type="float" office:value="27107">
                <text:p>27107</text:p>
              </table:table-cell>
              <table:table-cell office:value-type="float" office:value="57333">
                <text:p>57333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4350">
                <text:p>14350</text:p>
              </table:table-cell>
              <table:table-cell office:value-type="float" office:value="27241">
                <text:p>27241</text:p>
              </table:table-cell>
              <table:table-cell office:value-type="float" office:value="59421">
                <text:p>5942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4376">
                <text:p>14376</text:p>
              </table:table-cell>
              <table:table-cell office:value-type="float" office:value="27332">
                <text:p>27332</text:p>
              </table:table-cell>
              <table:table-cell office:value-type="float" office:value="56237">
                <text:p>56237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3756">
                <text:p>13756</text:p>
              </table:table-cell>
              <table:table-cell office:value-type="float" office:value="25992">
                <text:p>25992</text:p>
              </table:table-cell>
              <table:table-cell office:value-type="float" office:value="52084">
                <text:p>52084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3548">
                <text:p>13548</text:p>
              </table:table-cell>
              <table:table-cell office:value-type="float" office:value="26373">
                <text:p>26373</text:p>
              </table:table-cell>
              <table:table-cell office:value-type="float" office:value="54262">
                <text:p>54262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3342">
                <text:p>13342</text:p>
              </table:table-cell>
              <table:table-cell office:value-type="float" office:value="26045">
                <text:p>26045</text:p>
              </table:table-cell>
              <table:table-cell office:value-type="float" office:value="53497">
                <text:p>53497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3140">
                <text:p>13140</text:p>
              </table:table-cell>
              <table:table-cell office:value-type="float" office:value="25993">
                <text:p>25993</text:p>
              </table:table-cell>
              <table:table-cell office:value-type="float" office:value="52742">
                <text:p>5274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941">
                <text:p>12941</text:p>
              </table:table-cell>
              <table:table-cell office:value-type="float" office:value="25993">
                <text:p>25993</text:p>
              </table:table-cell>
              <table:table-cell office:value-type="float" office:value="51998">
                <text:p>5199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745">
                <text:p>12745</text:p>
              </table:table-cell>
              <table:table-cell office:value-type="float" office:value="25583">
                <text:p>25583</text:p>
              </table:table-cell>
              <table:table-cell office:value-type="float" office:value="51265">
                <text:p>51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18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07">
                <text:p>12107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6.3333333333">
                <text:p>12216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8cm" svg:y="1.404cm" svg:width="30.911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4.24">
                <text:p>24.2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4.3566666666667">
                <text:p>24.35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5cm" svg:y="1.352cm" svg:width="31.37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3168647340341">
                <text:p>1.03168647340341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80630718961547">
                <text:p>0.98063071896154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9579341052009">
                <text:p>1.09579341052009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9259014264745">
                <text:p>1.09259014264745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62931780219576">
                <text:p>0.96293178021957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9749527004914">
                <text:p>1.09749527004914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9259014264745">
                <text:p>1.0925901426474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763819750242">
                <text:p>1.0076381975024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497718526141">
                <text:p>1.049771852614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9779698647444">
                <text:p>0.98977969864744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80543155458247">
                <text:p>0.98054315545824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4442836497964">
                <text:p>1.14442836497964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6588563869605">
                <text:p>1.1658856386960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5303582129746">
                <text:p>1.05303582129746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6417354201324">
                <text:p>1.0641735420132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1378291153463">
                <text:p>1.11378291153463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1116048767331">
                <text:p>1.11116048767331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118251528992">
                <text:p>1.01118251528992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645594898248">
                <text:p>1.0364559489824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9508067117263">
                <text:p>1.09508067117263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4054787073925">
                <text:p>1.14054787073925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1263936101369">
                <text:p>1.01263936101369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04400188465111">
                <text:p>1.04400188465111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2131442638662">
                <text:p>1.1213144263866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497400047156">
                <text:p>1.1497400047156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0200986005413">
                <text:p>1.10200986005413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20803172194829">
                <text:p>1.20803172194829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503146486686">
                <text:p>1.1850314648668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113737873907">
                <text:p>1.1113737873907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2966472765243">
                <text:p>1.12966472765243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1516703681333">
                <text:p>1.11516703681333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7249848863109">
                <text:p>1.07249848863109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4781040570678">
                <text:p>1.0478104057067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4633483853516">
                <text:p>1.0463348385351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8934618717424">
                <text:p>1.0893461871742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7127130512148">
                <text:p>1.07127130512148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6817730223249">
                <text:p>1.16817730223249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7796533055034">
                <text:p>1.1779653305503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6522741147336">
                <text:p>1.1652274114733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230494047223">
                <text:p>1.1230494047223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8675552920128">
                <text:p>1.1867555292012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2123792829796">
                <text:p>1.12123792829796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3995262326138">
                <text:p>1.13995262326138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06643112585676">
                <text:p>1.0664311258567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5410048497352">
                <text:p>1.15410048497352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1654940843185">
                <text:p>1.1165494084318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6373986070047">
                <text:p>1.06373986070047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6286565464023">
                <text:p>1.06286565464023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796562492567735">
                <text:p>0.79656249256773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12395694601212">
                <text:p>1.12395694601212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7356575598609">
                <text:p>1.07356575598609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663182400153">
                <text:p>1.0663182400153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0.810710343089901">
                <text:p>0.810710343089901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930250447389509">
                <text:p>0.930250447389509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0.867396505830555">
                <text:p>0.867396505830555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0.718970390745689">
                <text:p>0.71897039074568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8582466181061">
                <text:p>1.08582466181061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840791805142896">
                <text:p>0.84079180514289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.10761300323215">
                <text:p>1.10761300323215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04485929150202">
                <text:p>1.04485929150202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.08582466181061">
                <text:p>1.08582466181061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2862159358243">
                <text:p>1.02862159358243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11488327788043">
                <text:p>1.11488327788043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12757011938966">
                <text:p>1.12757011938966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7905006571737">
                <text:p>1.07905006571737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995208148341812">
                <text:p>0.99520814834181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937205706149272">
                <text:p>0.937205706149272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05663872217759">
                <text:p>1.05663872217759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985302930851785">
                <text:p>0.985302930851785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03699686968071">
                <text:p>1.03699686968071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91412760122377">
                <text:p>0.991412760122377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940069386644645">
                <text:p>0.940069386644645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.0289490215106">
                <text:p>1.0289490215106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955234165668114">
                <text:p>0.955234165668114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99249170390898">
                <text:p>0.9924917039089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.00183401260896">
                <text:p>1.00183401260896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.03592234544665">
                <text:p>1.03592234544665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50306396881775">
                <text:p>0.950306396881775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978278162032992">
                <text:p>0.978278162032992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97">
                <text:p>33197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0078.3333333333">
                <text:p>30078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